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884250" table:style-name="ce7">
            <text:p>9.884.25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766150" table:style-name="ce9">
            <text:p>13.766.150</text:p>
          </table:table-cell>
          <table:table-cell office:value-type="float" office:value="13199112" table:style-name="ce9">
            <text:p>13.199.112</text:p>
          </table:table-cell>
          <table:table-cell office:value-type="percentage" office:value="0.95880925313177612" table:style-name="ce10">
            <text:p>95,9%</text:p>
          </table:table-cell>
          <table:table-cell office:value-type="float" office:value="6852806" table:style-name="ce8">
            <text:p>6.852.806</text:p>
          </table:table-cell>
          <table:table-cell office:value-type="float" office:value="6749391" table:style-name="ce8">
            <text:p>6.749.391</text:p>
          </table:table-cell>
          <table:table-cell office:value-type="float" office:value="349536" table:style-name="ce8">
            <text:p>349.536</text:p>
          </table:table-cell>
          <table:table-cell office:value-type="date" office:date-value="2021-11-04T00:00:00" table:style-name="ce11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17367" table:style-name="ce7">
            <text:p>1.517.367</text:p>
          </table:table-cell>
          <table:table-cell office:value-type="float" office:value="267720" table:style-name="ce7">
            <text:p>267.720</text:p>
          </table:table-cell>
          <table:table-cell office:value-type="float" office:value="264060" table:style-name="ce7">
            <text:p>264.060</text:p>
          </table:table-cell>
          <table:table-cell office:value-type="float" office:value="63815" table:style-name="ce13">
            <text:p>63.815</text:p>
          </table:table-cell>
          <table:table-cell office:value-type="float" office:value="2112962" table:style-name="ce14">
            <text:p>2.112.962</text:p>
          </table:table-cell>
          <table:table-cell office:value-type="float" office:value="2024998" table:style-name="ce14">
            <text:p>2.024.998</text:p>
          </table:table-cell>
          <table:table-cell office:value-type="percentage" office:value="0.95836934123756135" table:style-name="ce15">
            <text:p>95,8%</text:p>
          </table:table-cell>
          <table:table-cell office:value-type="float" office:value="1067951" table:style-name="ce13">
            <text:p>1.067.951</text:p>
          </table:table-cell>
          <table:table-cell office:value-type="float" office:value="1049330" table:style-name="ce13">
            <text:p>1.049.330</text:p>
          </table:table-cell>
          <table:table-cell office:value-type="float" office:value="35500" table:style-name="ce13">
            <text:p>35.500</text:p>
          </table:table-cell>
          <table:table-cell office:value-type="date" office:date-value="2021-11-04T00:00:00" table:style-name="ce16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80885" table:style-name="ce7">
            <text:p>1.280.88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706785" table:style-name="ce14">
            <text:p>1.706.785</text:p>
          </table:table-cell>
          <table:table-cell office:value-type="float" office:value="1713937" table:style-name="ce14">
            <text:p>1.713.937</text:p>
          </table:table-cell>
          <table:table-cell office:value-type="percentage" office:value="1.0041903344592318" table:style-name="ce15">
            <text:p>100,4%</text:p>
          </table:table-cell>
          <table:table-cell office:value-type="float" office:value="873894" table:style-name="ce13">
            <text:p>873.894</text:p>
          </table:table-cell>
          <table:table-cell office:value-type="float" office:value="865834" table:style-name="ce13">
            <text:p>865.834</text:p>
          </table:table-cell>
          <table:table-cell office:value-type="float" office:value="48857" table:style-name="ce13">
            <text:p>48.857</text:p>
          </table:table-cell>
          <table:table-cell office:value-type="date" office:date-value="2021-11-04T00:00:00" table:style-name="ce16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950" table:style-name="ce7">
            <text:p>1.318.9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938050" table:style-name="ce14">
            <text:p>1.938.050</text:p>
          </table:table-cell>
          <table:table-cell office:value-type="float" office:value="1614465" table:style-name="ce14">
            <text:p>1.614.465</text:p>
          </table:table-cell>
          <table:table-cell office:value-type="percentage" office:value="0.83303578339052142" table:style-name="ce15">
            <text:p>83,3%</text:p>
          </table:table-cell>
          <table:table-cell office:value-type="float" office:value="859469" table:style-name="ce13">
            <text:p>859.469</text:p>
          </table:table-cell>
          <table:table-cell office:value-type="float" office:value="843260" table:style-name="ce13">
            <text:p>843.260</text:p>
          </table:table-cell>
          <table:table-cell office:value-type="float" office:value="7393" table:style-name="ce13">
            <text:p>7.393</text:p>
          </table:table-cell>
          <table:table-cell office:value-type="date" office:date-value="2021-11-04T00:00:00" table:style-name="ce16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182635" table:style-name="ce14">
            <text:p>3.182.635</text:p>
          </table:table-cell>
          <table:table-cell office:value-type="percentage" office:value="0.8921691475345499" table:style-name="ce15">
            <text:p>89,2%</text:p>
          </table:table-cell>
          <table:table-cell office:value-type="float" office:value="1681397" table:style-name="ce13">
            <text:p>1.681.397</text:p>
          </table:table-cell>
          <table:table-cell office:value-type="float" office:value="1642347" table:style-name="ce13">
            <text:p>1.642.347</text:p>
          </table:table-cell>
          <table:table-cell office:value-type="float" office:value="32011" table:style-name="ce13">
            <text:p>32.011</text:p>
          </table:table-cell>
          <table:table-cell office:value-type="date" office:date-value="2021-11-04T00:00:00" table:style-name="ce16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47195" table:style-name="ce7">
            <text:p>747.19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09495" table:style-name="ce14">
            <text:p>1.009.495</text:p>
          </table:table-cell>
          <table:table-cell office:value-type="float" office:value="937386" table:style-name="ce14">
            <text:p>937.386</text:p>
          </table:table-cell>
          <table:table-cell office:value-type="percentage" office:value="0.92856923511260581" table:style-name="ce15">
            <text:p>92,9%</text:p>
          </table:table-cell>
          <table:table-cell office:value-type="float" office:value="482968" table:style-name="ce13">
            <text:p>482.968</text:p>
          </table:table-cell>
          <table:table-cell office:value-type="float" office:value="477433" table:style-name="ce13">
            <text:p>477.433</text:p>
          </table:table-cell>
          <table:table-cell office:value-type="float" office:value="21731" table:style-name="ce13">
            <text:p>21.731</text:p>
          </table:table-cell>
          <table:table-cell office:value-type="date" office:date-value="2021-11-04T00:00:00" table:style-name="ce16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1830" table:style-name="ce7">
            <text:p>411.830</text:p>
          </table:table-cell>
          <table:table-cell office:value-type="float" office:value="473110" table:style-name="ce7">
            <text:p>473.110</text:p>
          </table:table-cell>
          <table:table-cell office:value-type="float" office:value="101025" table:style-name="ce13">
            <text:p>101.025</text:p>
          </table:table-cell>
          <table:table-cell office:value-type="float" office:value="4260510" table:style-name="ce14">
            <text:p>4.260.510</text:p>
          </table:table-cell>
          <table:table-cell office:value-type="float" office:value="3802159" table:style-name="ce14">
            <text:p>3.802.159</text:p>
          </table:table-cell>
          <table:table-cell office:value-type="percentage" office:value="0.89241874799026411" table:style-name="ce15">
            <text:p>89,2%</text:p>
          </table:table-cell>
          <table:table-cell office:value-type="float" office:value="2004536" table:style-name="ce13">
            <text:p>2.004.536</text:p>
          </table:table-cell>
          <table:table-cell office:value-type="float" office:value="1965502" table:style-name="ce13">
            <text:p>1.965.502</text:p>
          </table:table-cell>
          <table:table-cell office:value-type="float" office:value="62850" table:style-name="ce13">
            <text:p>62.850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6400" table:style-name="ce7">
            <text:p>396.400</text:p>
          </table:table-cell>
          <table:table-cell office:value-type="float" office:value="95075" table:style-name="ce13">
            <text:p>95.075</text:p>
          </table:table-cell>
          <table:table-cell office:value-type="float" office:value="3268780" table:style-name="ce14">
            <text:p>3.268.780</text:p>
          </table:table-cell>
          <table:table-cell office:value-type="float" office:value="3068295" table:style-name="ce14">
            <text:p>3.068.295</text:p>
          </table:table-cell>
          <table:table-cell office:value-type="percentage" office:value="0.93866671969358595" table:style-name="ce15">
            <text:p>93,9%</text:p>
          </table:table-cell>
          <table:table-cell office:value-type="float" office:value="1620567" table:style-name="ce13">
            <text:p>1.620.567</text:p>
          </table:table-cell>
          <table:table-cell office:value-type="float" office:value="1563453" table:style-name="ce13">
            <text:p>1.563.453</text:p>
          </table:table-cell>
          <table:table-cell office:value-type="float" office:value="57817" table:style-name="ce13">
            <text:p>57.817</text:p>
          </table:table-cell>
          <table:table-cell office:value-type="date" office:date-value="2021-11-04T00:00:00" table:style-name="ce16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316643" table:style-name="ce14">
            <text:p>11.316.643</text:p>
          </table:table-cell>
          <table:table-cell office:value-type="percentage" office:value="0.95391148076311949" table:style-name="ce15">
            <text:p>95,4%</text:p>
          </table:table-cell>
          <table:table-cell office:value-type="float" office:value="5985585" table:style-name="ce13">
            <text:p>5.985.585</text:p>
          </table:table-cell>
          <table:table-cell office:value-type="float" office:value="5859937" table:style-name="ce13">
            <text:p>5.859.937</text:p>
          </table:table-cell>
          <table:table-cell office:value-type="float" office:value="194004" table:style-name="ce13">
            <text:p>194.004</text:p>
          </table:table-cell>
          <table:table-cell office:value-type="date" office:date-value="2021-11-04T00:00:00" table:style-name="ce16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807732" table:style-name="ce14">
            <text:p>7.807.732</text:p>
          </table:table-cell>
          <table:table-cell office:value-type="percentage" office:value="0.96528322787548804" table:style-name="ce15">
            <text:p>96,5%</text:p>
          </table:table-cell>
          <table:table-cell office:value-type="float" office:value="4079167" table:style-name="ce13">
            <text:p>4.079.167</text:p>
          </table:table-cell>
          <table:table-cell office:value-type="float" office:value="4014538" table:style-name="ce13">
            <text:p>4.014.538</text:p>
          </table:table-cell>
          <table:table-cell office:value-type="float" office:value="173451" table:style-name="ce13">
            <text:p>173.451</text:p>
          </table:table-cell>
          <table:table-cell office:value-type="date" office:date-value="2021-11-04T00:00:00" table:style-name="ce16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833705" table:style-name="ce14">
            <text:p>1.833.705</text:p>
          </table:table-cell>
          <table:table-cell office:value-type="float" office:value="1774782" table:style-name="ce14">
            <text:p>1.774.782</text:p>
          </table:table-cell>
          <table:table-cell office:value-type="percentage" office:value="0.96786669611524212" table:style-name="ce15">
            <text:p>96,8%</text:p>
          </table:table-cell>
          <table:table-cell office:value-type="float" office:value="898441" table:style-name="ce13">
            <text:p>898.441</text:p>
          </table:table-cell>
          <table:table-cell office:value-type="float" office:value="884374" table:style-name="ce13">
            <text:p>884.374</text:p>
          </table:table-cell>
          <table:table-cell office:value-type="float" office:value="82955" table:style-name="ce13">
            <text:p>82.955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255649" table:style-name="ce7">
            <text:p>3.255.64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479149" table:style-name="ce14">
            <text:p>4.479.149</text:p>
          </table:table-cell>
          <table:table-cell office:value-type="float" office:value="4501143" table:style-name="ce14">
            <text:p>4.501.143</text:p>
          </table:table-cell>
          <table:table-cell office:value-type="percentage" office:value="1.0049103077392603" table:style-name="ce15">
            <text:p>100,5%</text:p>
          </table:table-cell>
          <table:table-cell office:value-type="float" office:value="2310234" table:style-name="ce13">
            <text:p>2.310.234</text:p>
          </table:table-cell>
          <table:table-cell office:value-type="float" office:value="2289680" table:style-name="ce13">
            <text:p>2.289.680</text:p>
          </table:table-cell>
          <table:table-cell office:value-type="float" office:value="112313" table:style-name="ce13">
            <text:p>112.313</text:p>
          </table:table-cell>
          <table:table-cell office:value-type="date" office:date-value="2021-11-04T00:00:00" table:style-name="ce16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300" table:style-name="ce7">
            <text:p>53.300</text:p>
          </table:table-cell>
          <table:table-cell office:value-type="float" office:value="15200" table:style-name="ce13">
            <text:p>15.200</text:p>
          </table:table-cell>
          <table:table-cell office:value-type="float" office:value="557365" table:style-name="ce14">
            <text:p>557.365</text:p>
          </table:table-cell>
          <table:table-cell office:value-type="float" office:value="489113" table:style-name="ce14">
            <text:p>489.113</text:p>
          </table:table-cell>
          <table:table-cell office:value-type="percentage" office:value="0.87754523516905436" table:style-name="ce15">
            <text:p>87,8%</text:p>
          </table:table-cell>
          <table:table-cell office:value-type="float" office:value="260663" table:style-name="ce13">
            <text:p>260.663</text:p>
          </table:table-cell>
          <table:table-cell office:value-type="float" office:value="255489" table:style-name="ce13">
            <text:p>255.489</text:p>
          </table:table-cell>
          <table:table-cell office:value-type="float" office:value="8707" table:style-name="ce13">
            <text:p>8.707</text:p>
          </table:table-cell>
          <table:table-cell office:value-type="date" office:date-value="2021-11-04T00:00:00" table:style-name="ce16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35" table:style-name="ce14">
            <text:p>10.831.935</text:p>
          </table:table-cell>
          <table:table-cell office:value-type="float" office:value="10055876" table:style-name="ce14">
            <text:p>10.055.876</text:p>
          </table:table-cell>
          <table:table-cell office:value-type="percentage" office:value="0.92835453683944746" table:style-name="ce15">
            <text:p>92,8%</text:p>
          </table:table-cell>
          <table:table-cell office:value-type="float" office:value="5350748" table:style-name="ce13">
            <text:p>5.350.748</text:p>
          </table:table-cell>
          <table:table-cell office:value-type="float" office:value="5239722" table:style-name="ce13">
            <text:p>5.239.722</text:p>
          </table:table-cell>
          <table:table-cell office:value-type="float" office:value="192650" table:style-name="ce13">
            <text:p>192.650</text:p>
          </table:table-cell>
          <table:table-cell office:value-type="date" office:date-value="2021-11-04T00:00:00" table:style-name="ce16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46409" table:style-name="ce14">
            <text:p>2.246.409</text:p>
          </table:table-cell>
          <table:table-cell office:value-type="percentage" office:value="0.93321382948892373" table:style-name="ce15">
            <text:p>93,3%</text:p>
          </table:table-cell>
          <table:table-cell office:value-type="float" office:value="1193061" table:style-name="ce13">
            <text:p>1.193.061</text:p>
          </table:table-cell>
          <table:table-cell office:value-type="float" office:value="1162842" table:style-name="ce13">
            <text:p>1.162.842</text:p>
          </table:table-cell>
          <table:table-cell office:value-type="float" office:value="17385" table:style-name="ce13">
            <text:p>17.385</text:p>
          </table:table-cell>
          <table:table-cell office:value-type="date" office:date-value="2021-11-04T00:00:00" table:style-name="ce16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1011898" table:style-name="ce14">
            <text:p>1.011.898</text:p>
          </table:table-cell>
          <table:table-cell office:value-type="percentage" office:value="0.96723588309795205" table:style-name="ce15">
            <text:p>96,7%</text:p>
          </table:table-cell>
          <table:table-cell office:value-type="float" office:value="528097" table:style-name="ce13">
            <text:p>528.097</text:p>
          </table:table-cell>
          <table:table-cell office:value-type="float" office:value="521706" table:style-name="ce13">
            <text:p>521.706</text:p>
          </table:table-cell>
          <table:table-cell office:value-type="float" office:value="31256" table:style-name="ce13">
            <text:p>31.256</text:p>
          </table:table-cell>
          <table:table-cell office:value-type="date" office:date-value="2021-11-04T00:00:00" table:style-name="ce16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647530" table:style-name="ce7">
            <text:p>2.647.53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719130" table:style-name="ce14">
            <text:p>3.719.130</text:p>
          </table:table-cell>
          <table:table-cell office:value-type="float" office:value="3446182" table:style-name="ce14">
            <text:p>3.446.182</text:p>
          </table:table-cell>
          <table:table-cell office:value-type="percentage" office:value="0.92660971786412416" table:style-name="ce15">
            <text:p>92,7%</text:p>
          </table:table-cell>
          <table:table-cell office:value-type="float" office:value="1814427" table:style-name="ce13">
            <text:p>1.814.427</text:p>
          </table:table-cell>
          <table:table-cell office:value-type="float" office:value="1783243" table:style-name="ce13">
            <text:p>1.783.243</text:p>
          </table:table-cell>
          <table:table-cell office:value-type="float" office:value="86384" table:style-name="ce13">
            <text:p>86.384</text:p>
          </table:table-cell>
          <table:table-cell office:value-type="date" office:date-value="2021-11-04T00:00:00" table:style-name="ce16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0015" table:style-name="ce14">
            <text:p>140.015</text:p>
          </table:table-cell>
          <table:table-cell office:value-type="float" office:value="117078" table:style-name="ce14">
            <text:p>117.078</text:p>
          </table:table-cell>
          <table:table-cell office:value-type="percentage" office:value="0.83618183766025067" table:style-name="ce15">
            <text:p>83,6%</text:p>
          </table:table-cell>
          <table:table-cell office:value-type="float" office:value="62855" table:style-name="ce13">
            <text:p>62.855</text:p>
          </table:table-cell>
          <table:table-cell office:value-type="float" office:value="60202" table:style-name="ce13">
            <text:p>60.202</text:p>
          </table:table-cell>
          <table:table-cell office:value-type="float" office:value="2221" table:style-name="ce13">
            <text:p>2.221</text:p>
          </table:table-cell>
          <table:table-cell office:value-type="date" office:date-value="2021-11-04T00:00:00" table:style-name="ce16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4405" table:style-name="ce14">
            <text:p>104.405</text:p>
          </table:table-cell>
          <table:table-cell office:value-type="percentage" office:value="0.73993621545003541" table:style-name="ce15">
            <text:p>74,0%</text:p>
          </table:table-cell>
          <table:table-cell office:value-type="float" office:value="57889" table:style-name="ce13">
            <text:p>57.889</text:p>
          </table:table-cell>
          <table:table-cell office:value-type="float" office:value="55293" table:style-name="ce13">
            <text:p>55.293</text:p>
          </table:table-cell>
          <table:table-cell office:value-type="float" office:value="1596" table:style-name="ce13">
            <text:p>1.596</text:p>
          </table:table-cell>
          <table:table-cell office:value-type="date" office:date-value="2021-11-04T00:00:00" table:style-name="ce17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3152" table:style-name="ce14">
            <text:p>173.152</text:p>
          </table:table-cell>
          <table:table-cell office:value-type="percentage" office:value="0.81583882245403749" table:style-name="ce15">
            <text:p>81,6%</text:p>
          </table:table-cell>
          <table:table-cell office:value-type="float" office:value="92881" table:style-name="ce13">
            <text:p>92.881</text:p>
          </table:table-cell>
          <table:table-cell office:value-type="float" office:value="86871" table:style-name="ce13">
            <text:p>86.871</text:p>
          </table:table-cell>
          <table:table-cell office:value-type="float" office:value="0" table:style-name="ce13">
            <text:p>0</text:p>
          </table:table-cell>
          <table:table-cell office:value-type="date" office:date-value="2021-11-04T00:00:00" table:style-name="ce17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340" table:style-name="ce13">
            <text:p>4.340</text:p>
          </table:table-cell>
          <table:table-cell office:value-type="float" office:value="9250" table:style-name="ce14">
            <text:p>9.250</text:p>
          </table:table-cell>
          <table:table-cell office:value-type="float" office:value="7173" table:style-name="ce14">
            <text:p>7.173</text:p>
          </table:table-cell>
          <table:table-cell office:value-type="percentage" office:value="0.77545945945945949" table:style-name="ce15">
            <text:p>77,5%</text:p>
          </table:table-cell>
          <table:table-cell office:value-type="float" office:value="5425" table:style-name="ce13">
            <text:p>5.425</text:p>
          </table:table-cell>
          <table:table-cell office:value-type="float" office:value="5195" table:style-name="ce13">
            <text:p>5.195</text:p>
          </table:table-cell>
          <table:table-cell office:value-type="float" office:value="0" table:style-name="ce13">
            <text:p>0</text:p>
          </table:table-cell>
          <table:table-cell office:value-type="date" office:date-value="2021-11-04T00:00:00" table:style-name="ce17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4925389" table:style-name="ce19">
            <text:p>54.925.389</text:p>
          </table:table-cell>
          <table:table-cell office:value-type="float" office:value="10764810" table:style-name="ce20">
            <text:p>10.764.810</text:p>
          </table:table-cell>
          <table:table-cell office:value-type="float" office:value="9109480" table:style-name="ce21">
            <text:p>9.109.480</text:p>
          </table:table-cell>
          <table:table-cell office:value-type="float" office:value="2159540" table:style-name="ce22">
            <text:p>2.159.540</text:p>
          </table:table-cell>
          <table:table-cell office:value-type="float" office:value="76959219" table:style-name="ce23">
            <text:p>76.959.219</text:p>
          </table:table-cell>
          <table:table-cell office:value-type="float" office:value="72594573" table:style-name="ce23">
            <text:p>72.594.573</text:p>
          </table:table-cell>
          <table:table-cell office:value-type="percentage" office:value="0.94328624878586675" table:style-name="ce24">
            <text:p>94,3%</text:p>
          </table:table-cell>
          <table:table-cell office:value-type="float" office:value="38083061" table:style-name="ce23">
            <text:p>38.083.061</text:p>
          </table:table-cell>
          <table:table-cell office:value-type="float" office:value="37375642" table:style-name="ce23">
            <text:p>37.375.642</text:p>
          </table:table-cell>
          <table:table-cell office:value-type="float" office:value="1518617" table:style-name="ce23">
            <text:p>1.518.617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52806" table:style-name="ce31">
            <text:p>6.852.806</text:p>
          </table:table-cell>
          <table:table-cell office:value-type="percentage" office:value="0.91959594604115014" table:style-name="ce32">
            <text:p>92,0%</text:p>
          </table:table-cell>
          <table:table-cell office:value-type="float" office:value="6749391" table:style-name="ce31">
            <text:p>6.749.391</text:p>
          </table:table-cell>
          <table:table-cell office:value-type="percentage" office:value="0.90571841692974009" table:style-name="ce32">
            <text:p>90,6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7951" table:style-name="ce31">
            <text:p>1.067.951</text:p>
          </table:table-cell>
          <table:table-cell office:value-type="percentage" office:value="0.90112257348114222" table:style-name="ce32">
            <text:p>90,1%</text:p>
          </table:table-cell>
          <table:table-cell office:value-type="float" office:value="1049330" table:style-name="ce31">
            <text:p>1.049.330</text:p>
          </table:table-cell>
          <table:table-cell office:value-type="percentage" office:value="0.88541042616277987" table:style-name="ce32">
            <text:p>88,5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3894" table:style-name="ce31">
            <text:p>873.894</text:p>
          </table:table-cell>
          <table:table-cell office:value-type="percentage" office:value="0.93571981536030113" table:style-name="ce32">
            <text:p>93,6%</text:p>
          </table:table-cell>
          <table:table-cell office:value-type="float" office:value="865834" table:style-name="ce31">
            <text:p>865.834</text:p>
          </table:table-cell>
          <table:table-cell office:value-type="percentage" office:value="0.92708959051403372" table:style-name="ce32">
            <text:p>92,7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59469" table:style-name="ce31">
            <text:p>859.469</text:p>
          </table:table-cell>
          <table:table-cell office:value-type="percentage" office:value="0.83051155365858609" table:style-name="ce32">
            <text:p>83,1%</text:p>
          </table:table-cell>
          <table:table-cell office:value-type="float" office:value="843260" table:style-name="ce31">
            <text:p>843.260</text:p>
          </table:table-cell>
          <table:table-cell office:value-type="percentage" office:value="0.81484867137516226" table:style-name="ce32">
            <text:p>81,5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1397" table:style-name="ce31">
            <text:p>1.681.397</text:p>
          </table:table-cell>
          <table:table-cell office:value-type="percentage" office:value="0.85751698053931769" table:style-name="ce32">
            <text:p>85,8%</text:p>
          </table:table-cell>
          <table:table-cell office:value-type="float" office:value="1642347" table:style-name="ce31">
            <text:p>1.642.347</text:p>
          </table:table-cell>
          <table:table-cell office:value-type="percentage" office:value="0.83760137578323657" table:style-name="ce32">
            <text:p>83,8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2968" table:style-name="ce31">
            <text:p>482.968</text:p>
          </table:table-cell>
          <table:table-cell office:value-type="percentage" office:value="0.92147132279008714" table:style-name="ce32">
            <text:p>92,1%</text:p>
          </table:table-cell>
          <table:table-cell office:value-type="float" office:value="477433" table:style-name="ce31">
            <text:p>477.433</text:p>
          </table:table-cell>
          <table:table-cell office:value-type="percentage" office:value="0.91091090518137785" table:style-name="ce32">
            <text:p>91,1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04536" table:style-name="ce31">
            <text:p>2.004.536</text:p>
          </table:table-cell>
          <table:table-cell office:value-type="percentage" office:value="0.92109511164372893" table:style-name="ce32">
            <text:p>92,1%</text:p>
          </table:table-cell>
          <table:table-cell office:value-type="float" office:value="1965502" table:style-name="ce31">
            <text:p>1.965.502</text:p>
          </table:table-cell>
          <table:table-cell office:value-type="percentage" office:value="0.90315877795458521" table:style-name="ce32">
            <text:p>90,3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20567" table:style-name="ce31">
            <text:p>1.620.567</text:p>
          </table:table-cell>
          <table:table-cell office:value-type="percentage" office:value="0.89594279914019581" table:style-name="ce32">
            <text:p>89,6%</text:p>
          </table:table-cell>
          <table:table-cell office:value-type="float" office:value="1563453" table:style-name="ce31">
            <text:p>1.563.453</text:p>
          </table:table-cell>
          <table:table-cell office:value-type="percentage" office:value="0.86436688957885521" table:style-name="ce32">
            <text:p>86,4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85585" table:style-name="ce31">
            <text:p>5.985.585</text:p>
          </table:table-cell>
          <table:table-cell office:value-type="percentage" office:value="0.87147222917843559" table:style-name="ce32">
            <text:p>87,1%</text:p>
          </table:table-cell>
          <table:table-cell office:value-type="float" office:value="5859937" table:style-name="ce31">
            <text:p>5.859.937</text:p>
          </table:table-cell>
          <table:table-cell office:value-type="percentage" office:value="0.85317848802334184" table:style-name="ce32">
            <text:p>85,3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79167" table:style-name="ce31">
            <text:p>4.079.167</text:p>
          </table:table-cell>
          <table:table-cell office:value-type="percentage" office:value="0.90881235631204382" table:style-name="ce32">
            <text:p>90,9%</text:p>
          </table:table-cell>
          <table:table-cell office:value-type="float" office:value="4014538" table:style-name="ce31">
            <text:p>4.014.538</text:p>
          </table:table-cell>
          <table:table-cell office:value-type="percentage" office:value="0.89441342786020772" table:style-name="ce32">
            <text:p>89,4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8441" table:style-name="ce31">
            <text:p>898.441</text:p>
          </table:table-cell>
          <table:table-cell office:value-type="percentage" office:value="0.94231816050772099" table:style-name="ce32">
            <text:p>94,2%</text:p>
          </table:table-cell>
          <table:table-cell office:value-type="float" office:value="884374" table:style-name="ce31">
            <text:p>884.374</text:p>
          </table:table-cell>
          <table:table-cell office:value-type="percentage" office:value="0.92756417046957484" table:style-name="ce32">
            <text:p>92,8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0234" table:style-name="ce31">
            <text:p>2.310.234</text:p>
          </table:table-cell>
          <table:table-cell office:value-type="percentage" office:value="0.94122502492364013" table:style-name="ce32">
            <text:p>94,1%</text:p>
          </table:table-cell>
          <table:table-cell office:value-type="float" office:value="2289680" table:style-name="ce31">
            <text:p>2.289.680</text:p>
          </table:table-cell>
          <table:table-cell office:value-type="percentage" office:value="0.93285100776248653" table:style-name="ce32">
            <text:p>93,3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0663" table:style-name="ce31">
            <text:p>260.663</text:p>
          </table:table-cell>
          <table:table-cell office:value-type="percentage" office:value="0.91792442863682788" table:style-name="ce32">
            <text:p>91,8%</text:p>
          </table:table-cell>
          <table:table-cell office:value-type="float" office:value="255489" table:style-name="ce31">
            <text:p>255.489</text:p>
          </table:table-cell>
          <table:table-cell office:value-type="percentage" office:value="0.89970419410501112" table:style-name="ce32">
            <text:p>90,0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50748" table:style-name="ce31">
            <text:p>5.350.748</text:p>
          </table:table-cell>
          <table:table-cell office:value-type="percentage" office:value="0.89508270160759473" table:style-name="ce32">
            <text:p>89,5%</text:p>
          </table:table-cell>
          <table:table-cell office:value-type="float" office:value="5239722" table:style-name="ce31">
            <text:p>5.239.722</text:p>
          </table:table-cell>
          <table:table-cell office:value-type="percentage" office:value="0.87651007362573408" table:style-name="ce32">
            <text:p>87,7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3061" table:style-name="ce31">
            <text:p>1.193.061</text:p>
          </table:table-cell>
          <table:table-cell office:value-type="percentage" office:value="0.9106383530882648" table:style-name="ce32">
            <text:p>91,1%</text:p>
          </table:table-cell>
          <table:table-cell office:value-type="float" office:value="1162842" table:style-name="ce31">
            <text:p>1.162.842</text:p>
          </table:table-cell>
          <table:table-cell office:value-type="percentage" office:value="0.8875728263532745" table:style-name="ce32">
            <text:p>88,8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8097" table:style-name="ce31">
            <text:p>528.097</text:p>
          </table:table-cell>
          <table:table-cell office:value-type="percentage" office:value="0.90839144479955414" table:style-name="ce32">
            <text:p>90,8%</text:p>
          </table:table-cell>
          <table:table-cell office:value-type="float" office:value="521706" table:style-name="ce31">
            <text:p>521.706</text:p>
          </table:table-cell>
          <table:table-cell office:value-type="percentage" office:value="0.89739814295592701" table:style-name="ce32">
            <text:p>89,7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4427" table:style-name="ce31">
            <text:p>1.814.427</text:p>
          </table:table-cell>
          <table:table-cell office:value-type="percentage" office:value="0.9145560129499688" table:style-name="ce32">
            <text:p>91,5%</text:p>
          </table:table-cell>
          <table:table-cell office:value-type="float" office:value="1783243" table:style-name="ce31">
            <text:p>1.783.243</text:p>
          </table:table-cell>
          <table:table-cell office:value-type="percentage" office:value="0.89883781943332042" table:style-name="ce32">
            <text:p>89,9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855" table:style-name="ce31">
            <text:p>62.855</text:p>
          </table:table-cell>
          <table:table-cell office:value-type="percentage" office:value="0.88571831184386673" table:style-name="ce32">
            <text:p>88,6%</text:p>
          </table:table-cell>
          <table:table-cell office:value-type="float" office:value="60202" table:style-name="ce31">
            <text:p>60.202</text:p>
          </table:table-cell>
          <table:table-cell office:value-type="percentage" office:value="0.84833368561967171" table:style-name="ce32">
            <text:p>84,8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7889" table:style-name="ce31">
            <text:p>57.889</text:p>
          </table:table-cell>
          <table:table-cell office:value-type="percentage" office:value="0.81617719627222352" table:style-name="ce32">
            <text:p>81,6%</text:p>
          </table:table-cell>
          <table:table-cell office:value-type="float" office:value="55293" table:style-name="ce31">
            <text:p>55.293</text:p>
          </table:table-cell>
          <table:table-cell office:value-type="percentage" office:value="0.7795761839637938" table:style-name="ce32">
            <text:p>78,0%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2881" table:style-name="ce31">
            <text:p>92.881</text:p>
          </table:table-cell>
          <table:table-cell office:value-type="string" table:style-name="ce32">
            <text:p>-</text:p>
          </table:table-cell>
          <table:table-cell office:value-type="float" office:value="86871" table:style-name="ce31">
            <text:p>86.871</text:p>
          </table:table-cell>
          <table:table-cell office:value-type="string" table:style-name="ce32">
            <text:p>-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425" table:style-name="ce31">
            <text:p>5.425</text:p>
          </table:table-cell>
          <table:table-cell office:value-type="string" table:style-name="ce32">
            <text:p>-</text:p>
          </table:table-cell>
          <table:table-cell office:value-type="float" office:value="5195" table:style-name="ce31">
            <text:p>5.195</text:p>
          </table:table-cell>
          <table:table-cell office:value-type="string" table:style-name="ce32">
            <text:p>-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083061" table:style-name="ce34">
            <text:p>38.083.061</text:p>
          </table:table-cell>
          <table:table-cell office:value-type="percentage" office:value="0.90415995773202007" table:style-name="ce24">
            <text:p>90,4%</text:p>
          </table:table-cell>
          <table:table-cell office:value-type="float" office:value="37375642" table:style-name="ce34">
            <text:p>37.375.642</text:p>
          </table:table-cell>
          <table:table-cell office:value-type="percentage" office:value="0.88736456586110857" table:style-name="ce24">
            <text:p>88,7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873" table:style-name="ce43">
            <text:p>433.873</text:p>
          </table:table-cell>
          <table:table-cell office:value-type="percentage" office:value="1" table:style-name="ce44">
            <text:p>100,0%</text:p>
          </table:table-cell>
          <table:table-cell office:value-type="float" office:value="653712" table:style-name="ce43">
            <text:p>653.712</text:p>
          </table:table-cell>
          <table:table-cell office:value-type="percentage" office:value="1" table:style-name="ce44">
            <text:p>100,0%</text:p>
          </table:table-cell>
          <table:table-cell office:value-type="float" office:value="929435" table:style-name="ce43">
            <text:p>929.435</text:p>
          </table:table-cell>
          <table:table-cell office:value-type="percentage" office:value="1" table:style-name="ce44">
            <text:p>100,0%</text:p>
          </table:table-cell>
          <table:table-cell office:value-type="float" office:value="1216121" table:style-name="ce43">
            <text:p>1.216.121</text:p>
          </table:table-cell>
          <table:table-cell office:value-type="percentage" office:value="0.96134451522939146" table:style-name="ce44">
            <text:p>96,1%</text:p>
          </table:table-cell>
          <table:table-cell office:value-type="float" office:value="1251608" table:style-name="ce43">
            <text:p>1.251.608</text:p>
          </table:table-cell>
          <table:table-cell office:value-type="percentage" office:value="0.90361370977406918" table:style-name="ce44">
            <text:p>90,4%</text:p>
          </table:table-cell>
          <table:table-cell office:value-type="float" office:value="931035" table:style-name="ce43">
            <text:p>931.035</text:p>
          </table:table-cell>
          <table:table-cell office:value-type="percentage" office:value="0.81654193894670923" table:style-name="ce44">
            <text:p>81,7%</text:p>
          </table:table-cell>
          <table:table-cell office:value-type="float" office:value="768156" table:style-name="ce43">
            <text:p>768.156</text:p>
          </table:table-cell>
          <table:table-cell office:value-type="percentage" office:value="0.8271553357913235" table:style-name="ce44">
            <text:p>82,7%</text:p>
          </table:table-cell>
          <table:table-cell office:value-type="float" office:value="668866" table:style-name="ce43">
            <text:p>668.866</text:p>
          </table:table-cell>
          <table:table-cell office:value-type="percentage" office:value="0.88837798028176118" table:style-name="ce44">
            <text:p>88,8%</text:p>
          </table:table-cell>
          <table:table-cell office:value-type="float" office:value="6852806" table:style-name="ce43">
            <text:p>6.852.806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959594604115014" table:style-name="ce44">
            <text:p>92,0%</text:p>
          </table:table-cell>
          <table:table-cell office:value-type="percentage" office:value="0.80960222749108002" table:style-name="ce44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316" table:style-name="ce46">
            <text:p>101.316</text:p>
          </table:table-cell>
          <table:table-cell office:value-type="percentage" office:value="1" table:style-name="ce47">
            <text:p>100,0%</text:p>
          </table:table-cell>
          <table:table-cell office:value-type="float" office:value="119315" table:style-name="ce46">
            <text:p>119.315</text:p>
          </table:table-cell>
          <table:table-cell office:value-type="percentage" office:value="1" table:style-name="ce47">
            <text:p>100,0%</text:p>
          </table:table-cell>
          <table:table-cell office:value-type="float" office:value="154603" table:style-name="ce46">
            <text:p>154.603</text:p>
          </table:table-cell>
          <table:table-cell office:value-type="percentage" office:value="0.98871884732712145" table:style-name="ce47">
            <text:p>98,9%</text:p>
          </table:table-cell>
          <table:table-cell office:value-type="float" office:value="186129" table:style-name="ce46">
            <text:p>186.129</text:p>
          </table:table-cell>
          <table:table-cell office:value-type="percentage" office:value="0.93878425953012623" table:style-name="ce47">
            <text:p>93,9%</text:p>
          </table:table-cell>
          <table:table-cell office:value-type="float" office:value="188060" table:style-name="ce46">
            <text:p>188.060</text:p>
          </table:table-cell>
          <table:table-cell office:value-type="percentage" office:value="0.87492963250722289" table:style-name="ce47">
            <text:p>87,5%</text:p>
          </table:table-cell>
          <table:table-cell office:value-type="float" office:value="125952" table:style-name="ce46">
            <text:p>125.952</text:p>
          </table:table-cell>
          <table:table-cell office:value-type="percentage" office:value="0.76666301449910523" table:style-name="ce47">
            <text:p>76,7%</text:p>
          </table:table-cell>
          <table:table-cell office:value-type="float" office:value="104238" table:style-name="ce46">
            <text:p>104.238</text:p>
          </table:table-cell>
          <table:table-cell office:value-type="percentage" office:value="0.7993650355442059" table:style-name="ce47">
            <text:p>79,9%</text:p>
          </table:table-cell>
          <table:table-cell office:value-type="float" office:value="88338" table:style-name="ce46">
            <text:p>88.338</text:p>
          </table:table-cell>
          <table:table-cell office:value-type="percentage" office:value="0.85674383419488109" table:style-name="ce47">
            <text:p>85,7%</text:p>
          </table:table-cell>
          <table:table-cell office:value-type="float" office:value="1067951" table:style-name="ce46">
            <text:p>1.067.951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112257348114222" table:style-name="ce47">
            <text:p>90,1%</text:p>
          </table:table-cell>
          <table:table-cell office:value-type="percentage" office:value="0.80333852117247673" table:style-name="ce47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66" table:style-name="ce46">
            <text:p>88.966</text:p>
          </table:table-cell>
          <table:table-cell office:value-type="percentage" office:value="1" table:style-name="ce47">
            <text:p>100,0%</text:p>
          </table:table-cell>
          <table:table-cell office:value-type="float" office:value="114371" table:style-name="ce46">
            <text:p>114.371</text:p>
          </table:table-cell>
          <table:table-cell office:value-type="percentage" office:value="1" table:style-name="ce47">
            <text:p>100,0%</text:p>
          </table:table-cell>
          <table:table-cell office:value-type="float" office:value="148233" table:style-name="ce46">
            <text:p>148.233</text:p>
          </table:table-cell>
          <table:table-cell office:value-type="percentage" office:value="0.99051800176409266" table:style-name="ce47">
            <text:p>99,1%</text:p>
          </table:table-cell>
          <table:table-cell office:value-type="float" office:value="153225" table:style-name="ce46">
            <text:p>153.225</text:p>
          </table:table-cell>
          <table:table-cell office:value-type="percentage" office:value="0.94208244950659414" table:style-name="ce47">
            <text:p>94,2%</text:p>
          </table:table-cell>
          <table:table-cell office:value-type="float" office:value="150715" table:style-name="ce46">
            <text:p>150.715</text:p>
          </table:table-cell>
          <table:table-cell office:value-type="percentage" office:value="0.90252286023965078" table:style-name="ce47">
            <text:p>90,3%</text:p>
          </table:table-cell>
          <table:table-cell office:value-type="float" office:value="91054" table:style-name="ce46">
            <text:p>91.054</text:p>
          </table:table-cell>
          <table:table-cell office:value-type="percentage" office:value="0.79557190413364676" table:style-name="ce47">
            <text:p>79,6%</text:p>
          </table:table-cell>
          <table:table-cell office:value-type="float" office:value="66719" table:style-name="ce46">
            <text:p>66.719</text:p>
          </table:table-cell>
          <table:table-cell office:value-type="percentage" office:value="0.84335933056085755" table:style-name="ce47">
            <text:p>84,3%</text:p>
          </table:table-cell>
          <table:table-cell office:value-type="float" office:value="60611" table:style-name="ce46">
            <text:p>60.611</text:p>
          </table:table-cell>
          <table:table-cell office:value-type="percentage" office:value="0.94704687499999995" table:style-name="ce47">
            <text:p>94,7%</text:p>
          </table:table-cell>
          <table:table-cell office:value-type="float" office:value="873894" table:style-name="ce46">
            <text:p>873.894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571981536030113" table:style-name="ce47">
            <text:p>93,6%</text:p>
          </table:table-cell>
          <table:table-cell office:value-type="percentage" office:value="0.8577814335521563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05" table:style-name="ce46">
            <text:p>51.505</text:p>
          </table:table-cell>
          <table:table-cell office:value-type="percentage" office:value="1" table:style-name="ce47">
            <text:p>100,0%</text:p>
          </table:table-cell>
          <table:table-cell office:value-type="float" office:value="79303" table:style-name="ce46">
            <text:p>79.303</text:p>
          </table:table-cell>
          <table:table-cell office:value-type="percentage" office:value="0.98493467136966562" table:style-name="ce47">
            <text:p>98,5%</text:p>
          </table:table-cell>
          <table:table-cell office:value-type="float" office:value="110453" table:style-name="ce46">
            <text:p>110.453</text:p>
          </table:table-cell>
          <table:table-cell office:value-type="percentage" office:value="0.94218252851208295" table:style-name="ce47">
            <text:p>94,2%</text:p>
          </table:table-cell>
          <table:table-cell office:value-type="float" office:value="150425" table:style-name="ce46">
            <text:p>150.425</text:p>
          </table:table-cell>
          <table:table-cell office:value-type="percentage" office:value="0.90728420900257545" table:style-name="ce47">
            <text:p>90,7%</text:p>
          </table:table-cell>
          <table:table-cell office:value-type="float" office:value="167974" table:style-name="ce46">
            <text:p>167.974</text:p>
          </table:table-cell>
          <table:table-cell office:value-type="percentage" office:value="0.81472750907009683" table:style-name="ce47">
            <text:p>81,5%</text:p>
          </table:table-cell>
          <table:table-cell office:value-type="float" office:value="127156" table:style-name="ce46">
            <text:p>127.156</text:p>
          </table:table-cell>
          <table:table-cell office:value-type="percentage" office:value="0.69794222419821395" table:style-name="ce47">
            <text:p>69,8%</text:p>
          </table:table-cell>
          <table:table-cell office:value-type="float" office:value="97678" table:style-name="ce46">
            <text:p>97.678</text:p>
          </table:table-cell>
          <table:table-cell office:value-type="percentage" office:value="0.70810920531817723" table:style-name="ce47">
            <text:p>70,8%</text:p>
          </table:table-cell>
          <table:table-cell office:value-type="float" office:value="74975" table:style-name="ce46">
            <text:p>74.975</text:p>
          </table:table-cell>
          <table:table-cell office:value-type="percentage" office:value="0.78524298282362803" table:style-name="ce47">
            <text:p>78,5%</text:p>
          </table:table-cell>
          <table:table-cell office:value-type="float" office:value="859469" table:style-name="ce46">
            <text:p>859.46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051155365858609" table:style-name="ce47">
            <text:p>83,1%</text:p>
          </table:table-cell>
          <table:table-cell office:value-type="percentage" office:value="0.73362138649627029" table:style-name="ce47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100" table:style-name="ce46">
            <text:p>93.100</text:p>
          </table:table-cell>
          <table:table-cell office:value-type="percentage" office:value="1" table:style-name="ce47">
            <text:p>100,0%</text:p>
          </table:table-cell>
          <table:table-cell office:value-type="float" office:value="151486" table:style-name="ce46">
            <text:p>151.486</text:p>
          </table:table-cell>
          <table:table-cell office:value-type="percentage" office:value="0.98029521584665857" table:style-name="ce47">
            <text:p>98,0%</text:p>
          </table:table-cell>
          <table:table-cell office:value-type="float" office:value="224653" table:style-name="ce46">
            <text:p>224.653</text:p>
          </table:table-cell>
          <table:table-cell office:value-type="percentage" office:value="0.9555961070559611" table:style-name="ce47">
            <text:p>95,6%</text:p>
          </table:table-cell>
          <table:table-cell office:value-type="float" office:value="320955" table:style-name="ce46">
            <text:p>320.955</text:p>
          </table:table-cell>
          <table:table-cell office:value-type="percentage" office:value="0.91567478431551563" table:style-name="ce47">
            <text:p>91,6%</text:p>
          </table:table-cell>
          <table:table-cell office:value-type="float" office:value="318336" table:style-name="ce46">
            <text:p>318.336</text:p>
          </table:table-cell>
          <table:table-cell office:value-type="percentage" office:value="0.82061434714016146" table:style-name="ce47">
            <text:p>82,1%</text:p>
          </table:table-cell>
          <table:table-cell office:value-type="float" office:value="230137" table:style-name="ce46">
            <text:p>230.137</text:p>
          </table:table-cell>
          <table:table-cell office:value-type="percentage" office:value="0.74014742678510548" table:style-name="ce47">
            <text:p>74,0%</text:p>
          </table:table-cell>
          <table:table-cell office:value-type="float" office:value="188773" table:style-name="ce46">
            <text:p>188.773</text:p>
          </table:table-cell>
          <table:table-cell office:value-type="percentage" office:value="0.749849055404611" table:style-name="ce47">
            <text:p>75,0%</text:p>
          </table:table-cell>
          <table:table-cell office:value-type="float" office:value="153957" table:style-name="ce46">
            <text:p>153.957</text:p>
          </table:table-cell>
          <table:table-cell office:value-type="percentage" office:value="0.85628236288703374" table:style-name="ce47">
            <text:p>85,6%</text:p>
          </table:table-cell>
          <table:table-cell office:value-type="float" office:value="1681397" table:style-name="ce46">
            <text:p>1.681.397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751698053931769" table:style-name="ce47">
            <text:p>85,8%</text:p>
          </table:table-cell>
          <table:table-cell office:value-type="percentage" office:value="0.77271787245306878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40" table:style-name="ce46">
            <text:p>42.340</text:p>
          </table:table-cell>
          <table:table-cell office:value-type="percentage" office:value="1" table:style-name="ce47">
            <text:p>100,0%</text:p>
          </table:table-cell>
          <table:table-cell office:value-type="float" office:value="55927" table:style-name="ce46">
            <text:p>55.927</text:p>
          </table:table-cell>
          <table:table-cell office:value-type="percentage" office:value="1" table:style-name="ce47">
            <text:p>100,0%</text:p>
          </table:table-cell>
          <table:table-cell office:value-type="float" office:value="76695" table:style-name="ce46">
            <text:p>76.695</text:p>
          </table:table-cell>
          <table:table-cell office:value-type="percentage" office:value="0.99159609541663973" table:style-name="ce47">
            <text:p>99,2%</text:p>
          </table:table-cell>
          <table:table-cell office:value-type="float" office:value="84322" table:style-name="ce46">
            <text:p>84.322</text:p>
          </table:table-cell>
          <table:table-cell office:value-type="percentage" office:value="0.93728602552131968" table:style-name="ce47">
            <text:p>93,7%</text:p>
          </table:table-cell>
          <table:table-cell office:value-type="float" office:value="88076" table:style-name="ce46">
            <text:p>88.076</text:p>
          </table:table-cell>
          <table:table-cell office:value-type="percentage" office:value="0.90085814521985497" table:style-name="ce47">
            <text:p>90,1%</text:p>
          </table:table-cell>
          <table:table-cell office:value-type="float" office:value="54787" table:style-name="ce46">
            <text:p>54.787</text:p>
          </table:table-cell>
          <table:table-cell office:value-type="percentage" office:value="0.77741830204475471" table:style-name="ce47">
            <text:p>77,7%</text:p>
          </table:table-cell>
          <table:table-cell office:value-type="float" office:value="41285" table:style-name="ce46">
            <text:p>41.285</text:p>
          </table:table-cell>
          <table:table-cell office:value-type="percentage" office:value="0.81744381744381744" table:style-name="ce47">
            <text:p>81,7%</text:p>
          </table:table-cell>
          <table:table-cell office:value-type="float" office:value="39536" table:style-name="ce46">
            <text:p>39.536</text:p>
          </table:table-cell>
          <table:table-cell office:value-type="percentage" office:value="0.89930168550826828" table:style-name="ce47">
            <text:p>89,9%</text:p>
          </table:table-cell>
          <table:table-cell office:value-type="float" office:value="482968" table:style-name="ce46">
            <text:p>482.968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147132279008714" table:style-name="ce47">
            <text:p>92,1%</text:p>
          </table:table-cell>
          <table:table-cell office:value-type="percentage" office:value="0.82855353788353159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49" table:style-name="ce46">
            <text:p>229.349</text:p>
          </table:table-cell>
          <table:table-cell office:value-type="percentage" office:value="1" table:style-name="ce47">
            <text:p>100,0%</text:p>
          </table:table-cell>
          <table:table-cell office:value-type="float" office:value="250575" table:style-name="ce46">
            <text:p>250.575</text:p>
          </table:table-cell>
          <table:table-cell office:value-type="percentage" office:value="1" table:style-name="ce47">
            <text:p>100,0%</text:p>
          </table:table-cell>
          <table:table-cell office:value-type="float" office:value="320614" table:style-name="ce46">
            <text:p>320.614</text:p>
          </table:table-cell>
          <table:table-cell office:value-type="percentage" office:value="1" table:style-name="ce47">
            <text:p>100,0%</text:p>
          </table:table-cell>
          <table:table-cell office:value-type="float" office:value="353117" table:style-name="ce46">
            <text:p>353.117</text:p>
          </table:table-cell>
          <table:table-cell office:value-type="percentage" office:value="0.92639076539647147" table:style-name="ce47">
            <text:p>92,6%</text:p>
          </table:table-cell>
          <table:table-cell office:value-type="float" office:value="320751" table:style-name="ce46">
            <text:p>320.751</text:p>
          </table:table-cell>
          <table:table-cell office:value-type="percentage" office:value="0.88286976507342318" table:style-name="ce47">
            <text:p>88,3%</text:p>
          </table:table-cell>
          <table:table-cell office:value-type="float" office:value="212592" table:style-name="ce46">
            <text:p>212.592</text:p>
          </table:table-cell>
          <table:table-cell office:value-type="percentage" office:value="0.79389655056519648" table:style-name="ce47">
            <text:p>79,4%</text:p>
          </table:table-cell>
          <table:table-cell office:value-type="float" office:value="173382" table:style-name="ce46">
            <text:p>173.382</text:p>
          </table:table-cell>
          <table:table-cell office:value-type="percentage" office:value="0.82169227415334156" table:style-name="ce47">
            <text:p>82,2%</text:p>
          </table:table-cell>
          <table:table-cell office:value-type="float" office:value="144156" table:style-name="ce46">
            <text:p>144.156</text:p>
          </table:table-cell>
          <table:table-cell office:value-type="percentage" office:value="0.87186558769096778" table:style-name="ce47">
            <text:p>87,2%</text:p>
          </table:table-cell>
          <table:table-cell office:value-type="float" office:value="2004536" table:style-name="ce46">
            <text:p>2.004.536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109511164372893" table:style-name="ce47">
            <text:p>92,1%</text:p>
          </table:table-cell>
          <table:table-cell office:value-type="percentage" office:value="0.83699567166809052" table:style-name="ce47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190" table:style-name="ce46">
            <text:p>138.190</text:p>
          </table:table-cell>
          <table:table-cell office:value-type="percentage" office:value="1" table:style-name="ce47">
            <text:p>100,0%</text:p>
          </table:table-cell>
          <table:table-cell office:value-type="float" office:value="158410" table:style-name="ce46">
            <text:p>158.410</text:p>
          </table:table-cell>
          <table:table-cell office:value-type="percentage" office:value="0.99565684690856748" table:style-name="ce47">
            <text:p>99,6%</text:p>
          </table:table-cell>
          <table:table-cell office:value-type="float" office:value="222428" table:style-name="ce46">
            <text:p>222.428</text:p>
          </table:table-cell>
          <table:table-cell office:value-type="percentage" office:value="1" table:style-name="ce47">
            <text:p>100,0%</text:p>
          </table:table-cell>
          <table:table-cell office:value-type="float" office:value="286388" table:style-name="ce46">
            <text:p>286.388</text:p>
          </table:table-cell>
          <table:table-cell office:value-type="percentage" office:value="0.93140972687476831" table:style-name="ce47">
            <text:p>93,1%</text:p>
          </table:table-cell>
          <table:table-cell office:value-type="float" office:value="287118" table:style-name="ce46">
            <text:p>287.118</text:p>
          </table:table-cell>
          <table:table-cell office:value-type="percentage" office:value="0.86846236445304825" table:style-name="ce47">
            <text:p>86,8%</text:p>
          </table:table-cell>
          <table:table-cell office:value-type="float" office:value="205659" table:style-name="ce46">
            <text:p>205.659</text:p>
          </table:table-cell>
          <table:table-cell office:value-type="percentage" office:value="0.77344199532908864" table:style-name="ce47">
            <text:p>77,3%</text:p>
          </table:table-cell>
          <table:table-cell office:value-type="float" office:value="172920" table:style-name="ce46">
            <text:p>172.920</text:p>
          </table:table-cell>
          <table:table-cell office:value-type="percentage" office:value="0.79288730747538849" table:style-name="ce47">
            <text:p>79,3%</text:p>
          </table:table-cell>
          <table:table-cell office:value-type="float" office:value="149454" table:style-name="ce46">
            <text:p>149.454</text:p>
          </table:table-cell>
          <table:table-cell office:value-type="percentage" office:value="0.85906927551560019" table:style-name="ce47">
            <text:p>85,9%</text:p>
          </table:table-cell>
          <table:table-cell office:value-type="float" office:value="1620567" table:style-name="ce46">
            <text:p>1.620.567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594279914019581" table:style-name="ce47">
            <text:p>89,6%</text:p>
          </table:table-cell>
          <table:table-cell office:value-type="percentage" office:value="0.79236767077983261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920" table:style-name="ce46">
            <text:p>458.920</text:p>
          </table:table-cell>
          <table:table-cell office:value-type="percentage" office:value="1" table:style-name="ce47">
            <text:p>100,0%</text:p>
          </table:table-cell>
          <table:table-cell office:value-type="float" office:value="618487" table:style-name="ce46">
            <text:p>618.487</text:p>
          </table:table-cell>
          <table:table-cell office:value-type="percentage" office:value="0.97354759701050853" table:style-name="ce47">
            <text:p>97,4%</text:p>
          </table:table-cell>
          <table:table-cell office:value-type="float" office:value="799856" table:style-name="ce46">
            <text:p>799.856</text:p>
          </table:table-cell>
          <table:table-cell office:value-type="percentage" office:value="0.95495615962100522" table:style-name="ce47">
            <text:p>95,5%</text:p>
          </table:table-cell>
          <table:table-cell office:value-type="float" office:value="1025960" table:style-name="ce46">
            <text:p>1.025.960</text:p>
          </table:table-cell>
          <table:table-cell office:value-type="percentage" office:value="0.93971312901866677" table:style-name="ce47">
            <text:p>94,0%</text:p>
          </table:table-cell>
          <table:table-cell office:value-type="float" office:value="1129258" table:style-name="ce46">
            <text:p>1.129.258</text:p>
          </table:table-cell>
          <table:table-cell office:value-type="percentage" office:value="0.85760676815352899" table:style-name="ce47">
            <text:p>85,8%</text:p>
          </table:table-cell>
          <table:table-cell office:value-type="float" office:value="779733" table:style-name="ce46">
            <text:p>779.733</text:p>
          </table:table-cell>
          <table:table-cell office:value-type="percentage" office:value="0.74640454428843295" table:style-name="ce47">
            <text:p>74,6%</text:p>
          </table:table-cell>
          <table:table-cell office:value-type="float" office:value="640890" table:style-name="ce46">
            <text:p>640.890</text:p>
          </table:table-cell>
          <table:table-cell office:value-type="percentage" office:value="0.76393284342648715" table:style-name="ce47">
            <text:p>76,4%</text:p>
          </table:table-cell>
          <table:table-cell office:value-type="float" office:value="532481" table:style-name="ce46">
            <text:p>532.481</text:p>
          </table:table-cell>
          <table:table-cell office:value-type="percentage" office:value="0.81150349149453038" table:style-name="ce47">
            <text:p>81,2%</text:p>
          </table:table-cell>
          <table:table-cell office:value-type="float" office:value="5985585" table:style-name="ce46">
            <text:p>5.985.585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147222917843559" table:style-name="ce47">
            <text:p>87,1%</text:p>
          </table:table-cell>
          <table:table-cell office:value-type="percentage" office:value="0.76930803360564304" table:style-name="ce47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335" table:style-name="ce46">
            <text:p>297.335</text:p>
          </table:table-cell>
          <table:table-cell office:value-type="percentage" office:value="1" table:style-name="ce47">
            <text:p>100,0%</text:p>
          </table:table-cell>
          <table:table-cell office:value-type="float" office:value="434566" table:style-name="ce46">
            <text:p>434.566</text:p>
          </table:table-cell>
          <table:table-cell office:value-type="percentage" office:value="0.99247251417113158" table:style-name="ce47">
            <text:p>99,2%</text:p>
          </table:table-cell>
          <table:table-cell office:value-type="float" office:value="570375" table:style-name="ce46">
            <text:p>570.375</text:p>
          </table:table-cell>
          <table:table-cell office:value-type="percentage" office:value="0.98217237674091828" table:style-name="ce47">
            <text:p>98,2%</text:p>
          </table:table-cell>
          <table:table-cell office:value-type="float" office:value="715179" table:style-name="ce46">
            <text:p>715.179</text:p>
          </table:table-cell>
          <table:table-cell office:value-type="percentage" office:value="0.95061369019610975" table:style-name="ce47">
            <text:p>95,1%</text:p>
          </table:table-cell>
          <table:table-cell office:value-type="float" office:value="753265" table:style-name="ce46">
            <text:p>753.265</text:p>
          </table:table-cell>
          <table:table-cell office:value-type="percentage" office:value="0.88454158583728282" table:style-name="ce47">
            <text:p>88,5%</text:p>
          </table:table-cell>
          <table:table-cell office:value-type="float" office:value="510366" table:style-name="ce46">
            <text:p>510.366</text:p>
          </table:table-cell>
          <table:table-cell office:value-type="percentage" office:value="0.786680415994229" table:style-name="ce47">
            <text:p>78,7%</text:p>
          </table:table-cell>
          <table:table-cell office:value-type="float" office:value="425903" table:style-name="ce46">
            <text:p>425.903</text:p>
          </table:table-cell>
          <table:table-cell office:value-type="percentage" office:value="0.8251919105024742" table:style-name="ce47">
            <text:p>82,5%</text:p>
          </table:table-cell>
          <table:table-cell office:value-type="float" office:value="372178" table:style-name="ce46">
            <text:p>372.178</text:p>
          </table:table-cell>
          <table:table-cell office:value-type="percentage" office:value="0.87668038376467206" table:style-name="ce47">
            <text:p>87,7%</text:p>
          </table:table-cell>
          <table:table-cell office:value-type="float" office:value="4079167" table:style-name="ce46">
            <text:p>4.079.167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881235631204382" table:style-name="ce47">
            <text:p>90,9%</text:p>
          </table:table-cell>
          <table:table-cell office:value-type="percentage" office:value="0.80658142708250735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83" table:style-name="ce46">
            <text:p>78.283</text:p>
          </table:table-cell>
          <table:table-cell office:value-type="percentage" office:value="1" table:style-name="ce47">
            <text:p>100,0%</text:p>
          </table:table-cell>
          <table:table-cell office:value-type="float" office:value="95948" table:style-name="ce46">
            <text:p>95.948</text:p>
          </table:table-cell>
          <table:table-cell office:value-type="percentage" office:value="1" table:style-name="ce47">
            <text:p>100,0%</text:p>
          </table:table-cell>
          <table:table-cell office:value-type="float" office:value="132894" table:style-name="ce46">
            <text:p>132.894</text:p>
          </table:table-cell>
          <table:table-cell office:value-type="percentage" office:value="1" table:style-name="ce47">
            <text:p>100,0%</text:p>
          </table:table-cell>
          <table:table-cell office:value-type="float" office:value="161537" table:style-name="ce46">
            <text:p>161.537</text:p>
          </table:table-cell>
          <table:table-cell office:value-type="percentage" office:value="0.95462013048411498" table:style-name="ce47">
            <text:p>95,5%</text:p>
          </table:table-cell>
          <table:table-cell office:value-type="float" office:value="146291" table:style-name="ce46">
            <text:p>146.291</text:p>
          </table:table-cell>
          <table:table-cell office:value-type="percentage" office:value="0.91721945653128012" table:style-name="ce47">
            <text:p>91,7%</text:p>
          </table:table-cell>
          <table:table-cell office:value-type="float" office:value="113161" table:style-name="ce46">
            <text:p>113.161</text:p>
          </table:table-cell>
          <table:table-cell office:value-type="percentage" office:value="0.84778129893091803" table:style-name="ce47">
            <text:p>84,8%</text:p>
          </table:table-cell>
          <table:table-cell office:value-type="float" office:value="93469" table:style-name="ce46">
            <text:p>93.469</text:p>
          </table:table-cell>
          <table:table-cell office:value-type="percentage" office:value="0.8248235086480763" table:style-name="ce47">
            <text:p>82,5%</text:p>
          </table:table-cell>
          <table:table-cell office:value-type="float" office:value="76858" table:style-name="ce46">
            <text:p>76.858</text:p>
          </table:table-cell>
          <table:table-cell office:value-type="percentage" office:value="0.90687905604719765" table:style-name="ce47">
            <text:p>90,7%</text:p>
          </table:table-cell>
          <table:table-cell office:value-type="float" office:value="898441" table:style-name="ce46">
            <text:p>898.441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231816050772099" table:style-name="ce47">
            <text:p>94,2%</text:p>
          </table:table-cell>
          <table:table-cell office:value-type="percentage" office:value="0.84440975312668298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329" table:style-name="ce46">
            <text:p>242.329</text:p>
          </table:table-cell>
          <table:table-cell office:value-type="percentage" office:value="1" table:style-name="ce47">
            <text:p>100,0%</text:p>
          </table:table-cell>
          <table:table-cell office:value-type="float" office:value="291349" table:style-name="ce46">
            <text:p>291.349</text:p>
          </table:table-cell>
          <table:table-cell office:value-type="percentage" office:value="1" table:style-name="ce47">
            <text:p>100,0%</text:p>
          </table:table-cell>
          <table:table-cell office:value-type="float" office:value="346071" table:style-name="ce46">
            <text:p>346.071</text:p>
          </table:table-cell>
          <table:table-cell office:value-type="percentage" office:value="0.99753262213664551" table:style-name="ce47">
            <text:p>99,8%</text:p>
          </table:table-cell>
          <table:table-cell office:value-type="float" office:value="390946" table:style-name="ce46">
            <text:p>390.946</text:p>
          </table:table-cell>
          <table:table-cell office:value-type="percentage" office:value="0.96318451596372412" table:style-name="ce47">
            <text:p>96,3%</text:p>
          </table:table-cell>
          <table:table-cell office:value-type="float" office:value="408072" table:style-name="ce46">
            <text:p>408.072</text:p>
          </table:table-cell>
          <table:table-cell office:value-type="percentage" office:value="0.92069644714487808" table:style-name="ce47">
            <text:p>92,1%</text:p>
          </table:table-cell>
          <table:table-cell office:value-type="float" office:value="263744" table:style-name="ce46">
            <text:p>263.744</text:p>
          </table:table-cell>
          <table:table-cell office:value-type="percentage" office:value="0.8155147677237421" table:style-name="ce47">
            <text:p>81,6%</text:p>
          </table:table-cell>
          <table:table-cell office:value-type="float" office:value="198981" table:style-name="ce46">
            <text:p>198.981</text:p>
          </table:table-cell>
          <table:table-cell office:value-type="percentage" office:value="0.86146046644529206" table:style-name="ce47">
            <text:p>86,1%</text:p>
          </table:table-cell>
          <table:table-cell office:value-type="float" office:value="168742" table:style-name="ce46">
            <text:p>168.742</text:p>
          </table:table-cell>
          <table:table-cell office:value-type="percentage" office:value="0.93741910036831899" table:style-name="ce47">
            <text:p>93,7%</text:p>
          </table:table-cell>
          <table:table-cell office:value-type="float" office:value="2310234" table:style-name="ce46">
            <text:p>2.310.234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122502492364013" table:style-name="ce47">
            <text:p>94,1%</text:p>
          </table:table-cell>
          <table:table-cell office:value-type="percentage" office:value="0.85506616098265653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68" table:style-name="ce46">
            <text:p>23.368</text:p>
          </table:table-cell>
          <table:table-cell office:value-type="percentage" office:value="1" table:style-name="ce47">
            <text:p>100,0%</text:p>
          </table:table-cell>
          <table:table-cell office:value-type="float" office:value="28672" table:style-name="ce46">
            <text:p>28.672</text:p>
          </table:table-cell>
          <table:table-cell office:value-type="percentage" office:value="1" table:style-name="ce47">
            <text:p>100,0%</text:p>
          </table:table-cell>
          <table:table-cell office:value-type="float" office:value="38067" table:style-name="ce46">
            <text:p>38.067</text:p>
          </table:table-cell>
          <table:table-cell office:value-type="percentage" office:value="1" table:style-name="ce47">
            <text:p>100,0%</text:p>
          </table:table-cell>
          <table:table-cell office:value-type="float" office:value="45424" table:style-name="ce46">
            <text:p>45.424</text:p>
          </table:table-cell>
          <table:table-cell office:value-type="percentage" office:value="0.95300436388049681" table:style-name="ce47">
            <text:p>95,3%</text:p>
          </table:table-cell>
          <table:table-cell office:value-type="float" office:value="47590" table:style-name="ce46">
            <text:p>47.590</text:p>
          </table:table-cell>
          <table:table-cell office:value-type="percentage" office:value="0.89882335165354033" table:style-name="ce47">
            <text:p>89,9%</text:p>
          </table:table-cell>
          <table:table-cell office:value-type="float" office:value="31255" table:style-name="ce46">
            <text:p>31.255</text:p>
          </table:table-cell>
          <table:table-cell office:value-type="percentage" office:value="0.79490831404664408" table:style-name="ce47">
            <text:p>79,5%</text:p>
          </table:table-cell>
          <table:table-cell office:value-type="float" office:value="24229" table:style-name="ce46">
            <text:p>24.229</text:p>
          </table:table-cell>
          <table:table-cell office:value-type="percentage" office:value="0.79548886991923307" table:style-name="ce47">
            <text:p>79,5%</text:p>
          </table:table-cell>
          <table:table-cell office:value-type="float" office:value="22058" table:style-name="ce46">
            <text:p>22.058</text:p>
          </table:table-cell>
          <table:table-cell office:value-type="percentage" office:value="0.86393545354848822" table:style-name="ce47">
            <text:p>86,4%</text:p>
          </table:table-cell>
          <table:table-cell office:value-type="float" office:value="260663" table:style-name="ce46">
            <text:p>260.66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792442863682788" table:style-name="ce47">
            <text:p>91,8%</text:p>
          </table:table-cell>
          <table:table-cell office:value-type="percentage" office:value="0.81479085004094853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013" table:style-name="ce46">
            <text:p>374.013</text:p>
          </table:table-cell>
          <table:table-cell office:value-type="percentage" office:value="1" table:style-name="ce47">
            <text:p>100,0%</text:p>
          </table:table-cell>
          <table:table-cell office:value-type="float" office:value="511221" table:style-name="ce46">
            <text:p>511.221</text:p>
          </table:table-cell>
          <table:table-cell office:value-type="percentage" office:value="0.97175339919137926" table:style-name="ce47">
            <text:p>97,2%</text:p>
          </table:table-cell>
          <table:table-cell office:value-type="float" office:value="689264" table:style-name="ce46">
            <text:p>689.264</text:p>
          </table:table-cell>
          <table:table-cell office:value-type="percentage" office:value="0.98001060679090546" table:style-name="ce47">
            <text:p>98,0%</text:p>
          </table:table-cell>
          <table:table-cell office:value-type="float" office:value="941471" table:style-name="ce46">
            <text:p>941.471</text:p>
          </table:table-cell>
          <table:table-cell office:value-type="percentage" office:value="0.96781193750301964" table:style-name="ce47">
            <text:p>96,8%</text:p>
          </table:table-cell>
          <table:table-cell office:value-type="float" office:value="1032567" table:style-name="ce46">
            <text:p>1.032.567</text:p>
          </table:table-cell>
          <table:table-cell office:value-type="percentage" office:value="0.88558549054822122" table:style-name="ce47">
            <text:p>88,6%</text:p>
          </table:table-cell>
          <table:table-cell office:value-type="float" office:value="748228" table:style-name="ce46">
            <text:p>748.228</text:p>
          </table:table-cell>
          <table:table-cell office:value-type="percentage" office:value="0.78790699633545347" table:style-name="ce47">
            <text:p>78,8%</text:p>
          </table:table-cell>
          <table:table-cell office:value-type="float" office:value="600049" table:style-name="ce46">
            <text:p>600.049</text:p>
          </table:table-cell>
          <table:table-cell office:value-type="percentage" office:value="0.80817401259301658" table:style-name="ce47">
            <text:p>80,8%</text:p>
          </table:table-cell>
          <table:table-cell office:value-type="float" office:value="453935" table:style-name="ce46">
            <text:p>453.935</text:p>
          </table:table-cell>
          <table:table-cell office:value-type="percentage" office:value="0.82005520809622401" table:style-name="ce47">
            <text:p>82,0%</text:p>
          </table:table-cell>
          <table:table-cell office:value-type="float" office:value="5350748" table:style-name="ce46">
            <text:p>5.350.74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508270160759473" table:style-name="ce47">
            <text:p>89,5%</text:p>
          </table:table-cell>
          <table:table-cell office:value-type="percentage" office:value="0.78920890728578408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82" table:style-name="ce46">
            <text:p>73.982</text:p>
          </table:table-cell>
          <table:table-cell office:value-type="percentage" office:value="1" table:style-name="ce47">
            <text:p>100,0%</text:p>
          </table:table-cell>
          <table:table-cell office:value-type="float" office:value="103338" table:style-name="ce46">
            <text:p>103.338</text:p>
          </table:table-cell>
          <table:table-cell office:value-type="percentage" office:value="1" table:style-name="ce47">
            <text:p>100,0%</text:p>
          </table:table-cell>
          <table:table-cell office:value-type="float" office:value="148360" table:style-name="ce46">
            <text:p>148.360</text:p>
          </table:table-cell>
          <table:table-cell office:value-type="percentage" office:value="1" table:style-name="ce47">
            <text:p>100,0%</text:p>
          </table:table-cell>
          <table:table-cell office:value-type="float" office:value="207515" table:style-name="ce46">
            <text:p>207.515</text:p>
          </table:table-cell>
          <table:table-cell office:value-type="percentage" office:value="0.97307930374760854" table:style-name="ce47">
            <text:p>97,3%</text:p>
          </table:table-cell>
          <table:table-cell office:value-type="float" office:value="231811" table:style-name="ce46">
            <text:p>231.811</text:p>
          </table:table-cell>
          <table:table-cell office:value-type="percentage" office:value="0.91207796755548731" table:style-name="ce47">
            <text:p>91,2%</text:p>
          </table:table-cell>
          <table:table-cell office:value-type="float" office:value="167395" table:style-name="ce46">
            <text:p>167.395</text:p>
          </table:table-cell>
          <table:table-cell office:value-type="percentage" office:value="0.80092151787294918" table:style-name="ce47">
            <text:p>80,1%</text:p>
          </table:table-cell>
          <table:table-cell office:value-type="float" office:value="141219" table:style-name="ce46">
            <text:p>141.219</text:p>
          </table:table-cell>
          <table:table-cell office:value-type="percentage" office:value="0.81985857600668799" table:style-name="ce47">
            <text:p>82,0%</text:p>
          </table:table-cell>
          <table:table-cell office:value-type="float" office:value="119441" table:style-name="ce46">
            <text:p>119.441</text:p>
          </table:table-cell>
          <table:table-cell office:value-type="percentage" office:value="0.84176216048599661" table:style-name="ce47">
            <text:p>84,2%</text:p>
          </table:table-cell>
          <table:table-cell office:value-type="float" office:value="1193061" table:style-name="ce46">
            <text:p>1.193.061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06383530882648" table:style-name="ce47">
            <text:p>91,1%</text:p>
          </table:table-cell>
          <table:table-cell office:value-type="percentage" office:value="0.78945257935313196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4" table:style-name="ce46">
            <text:p>42.514</text:p>
          </table:table-cell>
          <table:table-cell office:value-type="percentage" office:value="1" table:style-name="ce47">
            <text:p>100,0%</text:p>
          </table:table-cell>
          <table:table-cell office:value-type="float" office:value="55899" table:style-name="ce46">
            <text:p>55.899</text:p>
          </table:table-cell>
          <table:table-cell office:value-type="percentage" office:value="1" table:style-name="ce47">
            <text:p>100,0%</text:p>
          </table:table-cell>
          <table:table-cell office:value-type="float" office:value="72297" table:style-name="ce46">
            <text:p>72.297</text:p>
          </table:table-cell>
          <table:table-cell office:value-type="percentage" office:value="0.97905043063756025" table:style-name="ce47">
            <text:p>97,9%</text:p>
          </table:table-cell>
          <table:table-cell office:value-type="float" office:value="91923" table:style-name="ce46">
            <text:p>91.923</text:p>
          </table:table-cell>
          <table:table-cell office:value-type="percentage" office:value="0.9506587792417317" table:style-name="ce47">
            <text:p>95,1%</text:p>
          </table:table-cell>
          <table:table-cell office:value-type="float" office:value="95348" table:style-name="ce46">
            <text:p>95.348</text:p>
          </table:table-cell>
          <table:table-cell office:value-type="percentage" office:value="0.88283550304623992" table:style-name="ce47">
            <text:p>88,3%</text:p>
          </table:table-cell>
          <table:table-cell office:value-type="float" office:value="64066" table:style-name="ce46">
            <text:p>64.066</text:p>
          </table:table-cell>
          <table:table-cell office:value-type="percentage" office:value="0.78762247820902132" table:style-name="ce47">
            <text:p>78,8%</text:p>
          </table:table-cell>
          <table:table-cell office:value-type="float" office:value="57067" table:style-name="ce46">
            <text:p>57.067</text:p>
          </table:table-cell>
          <table:table-cell office:value-type="percentage" office:value="0.83765614220499951" table:style-name="ce47">
            <text:p>83,8%</text:p>
          </table:table-cell>
          <table:table-cell office:value-type="float" office:value="48983" table:style-name="ce46">
            <text:p>48.983</text:p>
          </table:table-cell>
          <table:table-cell office:value-type="percentage" office:value="0.86867773285096117" table:style-name="ce47">
            <text:p>86,9%</text:p>
          </table:table-cell>
          <table:table-cell office:value-type="float" office:value="528097" table:style-name="ce46">
            <text:p>528.09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839144479955414" table:style-name="ce47">
            <text:p>90,8%</text:p>
          </table:table-cell>
          <table:table-cell office:value-type="percentage" office:value="0.79869842119670842" table:style-name="ce47">
            <text:p>79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205" table:style-name="ce46">
            <text:p>164.205</text:p>
          </table:table-cell>
          <table:table-cell office:value-type="percentage" office:value="1" table:style-name="ce47">
            <text:p>100,0%</text:p>
          </table:table-cell>
          <table:table-cell office:value-type="float" office:value="213765" table:style-name="ce46">
            <text:p>213.765</text:p>
          </table:table-cell>
          <table:table-cell office:value-type="percentage" office:value="1" table:style-name="ce47">
            <text:p>100,0%</text:p>
          </table:table-cell>
          <table:table-cell office:value-type="float" office:value="278573" table:style-name="ce46">
            <text:p>278.573</text:p>
          </table:table-cell>
          <table:table-cell office:value-type="percentage" office:value="0.9944809170388299" table:style-name="ce47">
            <text:p>99,4%</text:p>
          </table:table-cell>
          <table:table-cell office:value-type="float" office:value="323946" table:style-name="ce46">
            <text:p>323.946</text:p>
          </table:table-cell>
          <table:table-cell office:value-type="percentage" office:value="0.95284681022539763" table:style-name="ce47">
            <text:p>95,3%</text:p>
          </table:table-cell>
          <table:table-cell office:value-type="float" office:value="320561" table:style-name="ce46">
            <text:p>320.561</text:p>
          </table:table-cell>
          <table:table-cell office:value-type="percentage" office:value="0.88520239801398937" table:style-name="ce47">
            <text:p>88,5%</text:p>
          </table:table-cell>
          <table:table-cell office:value-type="float" office:value="203046" table:style-name="ce46">
            <text:p>203.046</text:p>
          </table:table-cell>
          <table:table-cell office:value-type="percentage" office:value="0.7793185769719394" table:style-name="ce47">
            <text:p>77,9%</text:p>
          </table:table-cell>
          <table:table-cell office:value-type="float" office:value="163883" table:style-name="ce46">
            <text:p>163.883</text:p>
          </table:table-cell>
          <table:table-cell office:value-type="percentage" office:value="0.81317792531285049" table:style-name="ce47">
            <text:p>81,3%</text:p>
          </table:table-cell>
          <table:table-cell office:value-type="float" office:value="146448" table:style-name="ce46">
            <text:p>146.448</text:p>
          </table:table-cell>
          <table:table-cell office:value-type="percentage" office:value="0.86858118928152028" table:style-name="ce47">
            <text:p>86,9%</text:p>
          </table:table-cell>
          <table:table-cell office:value-type="float" office:value="1814427" table:style-name="ce46">
            <text:p>1.814.427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45560129499688" table:style-name="ce47">
            <text:p>91,5%</text:p>
          </table:table-cell>
          <table:table-cell office:value-type="percentage" office:value="0.81712395023832429" table:style-name="ce47">
            <text:p>81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1" table:style-name="ce46">
            <text:p>2.401</text:p>
          </table:table-cell>
          <table:table-cell office:value-type="percentage" office:value="0.9216890595009597" table:style-name="ce47">
            <text:p>92,2%</text:p>
          </table:table-cell>
          <table:table-cell office:value-type="float" office:value="3896" table:style-name="ce46">
            <text:p>3.896</text:p>
          </table:table-cell>
          <table:table-cell office:value-type="percentage" office:value="0.90226956924502089" table:style-name="ce47">
            <text:p>90,2%</text:p>
          </table:table-cell>
          <table:table-cell office:value-type="float" office:value="7668" table:style-name="ce46">
            <text:p>7.668</text:p>
          </table:table-cell>
          <table:table-cell office:value-type="percentage" office:value="0.97594501718213056" table:style-name="ce47">
            <text:p>97,6%</text:p>
          </table:table-cell>
          <table:table-cell office:value-type="float" office:value="10604" table:style-name="ce46">
            <text:p>10.604</text:p>
          </table:table-cell>
          <table:table-cell office:value-type="percentage" office:value="0.91761855313257179" table:style-name="ce47">
            <text:p>91,8%</text:p>
          </table:table-cell>
          <table:table-cell office:value-type="float" office:value="11176" table:style-name="ce46">
            <text:p>11.176</text:p>
          </table:table-cell>
          <table:table-cell office:value-type="percentage" office:value="0.88403733586457844" table:style-name="ce47">
            <text:p>88,4%</text:p>
          </table:table-cell>
          <table:table-cell office:value-type="float" office:value="9264" table:style-name="ce46">
            <text:p>9.264</text:p>
          </table:table-cell>
          <table:table-cell office:value-type="percentage" office:value="0.77888010761728599" table:style-name="ce47">
            <text:p>77,9%</text:p>
          </table:table-cell>
          <table:table-cell office:value-type="float" office:value="9269" table:style-name="ce46">
            <text:p>9.269</text:p>
          </table:table-cell>
          <table:table-cell office:value-type="percentage" office:value="0.84517187927418624" table:style-name="ce47">
            <text:p>84,5%</text:p>
          </table:table-cell>
          <table:table-cell office:value-type="float" office:value="8577" table:style-name="ce46">
            <text:p>8.577</text:p>
          </table:table-cell>
          <table:table-cell office:value-type="percentage" office:value="0.93984220907297833" table:style-name="ce47">
            <text:p>94,0%</text:p>
          </table:table-cell>
          <table:table-cell office:value-type="float" office:value="62855" table:style-name="ce46">
            <text:p>62.855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571831184386673" table:style-name="ce47">
            <text:p>88,6%</text:p>
          </table:table-cell>
          <table:table-cell office:value-type="percentage" office:value="0.74647870596897936" table:style-name="ce47">
            <text:p>74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4" table:style-name="ce46">
            <text:p>2.014</text:p>
          </table:table-cell>
          <table:table-cell office:value-type="percentage" office:value="0.8573861217539378" table:style-name="ce47">
            <text:p>85,7%</text:p>
          </table:table-cell>
          <table:table-cell office:value-type="float" office:value="3320" table:style-name="ce46">
            <text:p>3.320</text:p>
          </table:table-cell>
          <table:table-cell office:value-type="percentage" office:value="0.88580576307363923" table:style-name="ce47">
            <text:p>88,6%</text:p>
          </table:table-cell>
          <table:table-cell office:value-type="float" office:value="7192" table:style-name="ce46">
            <text:p>7.192</text:p>
          </table:table-cell>
          <table:table-cell office:value-type="percentage" office:value="0.91887057621055324" table:style-name="ce47">
            <text:p>91,9%</text:p>
          </table:table-cell>
          <table:table-cell office:value-type="float" office:value="9710" table:style-name="ce46">
            <text:p>9.710</text:p>
          </table:table-cell>
          <table:table-cell office:value-type="percentage" office:value="0.8593680856712983" table:style-name="ce47">
            <text:p>85,9%</text:p>
          </table:table-cell>
          <table:table-cell office:value-type="float" office:value="10101" table:style-name="ce46">
            <text:p>10.101</text:p>
          </table:table-cell>
          <table:table-cell office:value-type="percentage" office:value="0.84160973171138143" table:style-name="ce47">
            <text:p>84,2%</text:p>
          </table:table-cell>
          <table:table-cell office:value-type="float" office:value="8682" table:style-name="ce46">
            <text:p>8.682</text:p>
          </table:table-cell>
          <table:table-cell office:value-type="percentage" office:value="0.71556910904145721" table:style-name="ce47">
            <text:p>71,6%</text:p>
          </table:table-cell>
          <table:table-cell office:value-type="float" office:value="8822" table:style-name="ce46">
            <text:p>8.822</text:p>
          </table:table-cell>
          <table:table-cell office:value-type="percentage" office:value="0.73547311379741565" table:style-name="ce47">
            <text:p>73,5%</text:p>
          </table:table-cell>
          <table:table-cell office:value-type="float" office:value="8048" table:style-name="ce46">
            <text:p>8.048</text:p>
          </table:table-cell>
          <table:table-cell office:value-type="percentage" office:value="0.84060998537706288" table:style-name="ce47">
            <text:p>84,1%</text:p>
          </table:table-cell>
          <table:table-cell office:value-type="float" office:value="57889" table:style-name="ce46">
            <text:p>57.889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617719627222352" table:style-name="ce47">
            <text:p>81,6%</text:p>
          </table:table-cell>
          <table:table-cell office:value-type="percentage" office:value="0.66481005098993984" table:style-name="ce47">
            <text:p>66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9" table:style-name="ce46">
            <text:p>3.539</text:p>
          </table:table-cell>
          <table:table-cell office:value-type="string" table:style-name="ce47">
            <text:p>-</text:p>
          </table:table-cell>
          <table:table-cell office:value-type="float" office:value="9528" table:style-name="ce46">
            <text:p>9.528</text:p>
          </table:table-cell>
          <table:table-cell office:value-type="string" table:style-name="ce47">
            <text:p>-</text:p>
          </table:table-cell>
          <table:table-cell office:value-type="float" office:value="22117" table:style-name="ce46">
            <text:p>22.117</text:p>
          </table:table-cell>
          <table:table-cell office:value-type="string" table:style-name="ce47">
            <text:p>-</text:p>
          </table:table-cell>
          <table:table-cell office:value-type="float" office:value="31872" table:style-name="ce46">
            <text:p>31.872</text:p>
          </table:table-cell>
          <table:table-cell office:value-type="string" table:style-name="ce47">
            <text:p>-</text:p>
          </table:table-cell>
          <table:table-cell office:value-type="float" office:value="24596" table:style-name="ce46">
            <text:p>24.596</text:p>
          </table:table-cell>
          <table:table-cell office:value-type="string" table:style-name="ce47">
            <text:p>-</text:p>
          </table:table-cell>
          <table:table-cell office:value-type="float" office:value="1179" table:style-name="ce46">
            <text:p>1.179</text:p>
          </table:table-cell>
          <table:table-cell office:value-type="string" table:style-name="ce47">
            <text:p>-</text:p>
          </table:table-cell>
          <table:table-cell office:value-type="float" office:value="92881" table:style-name="ce46">
            <text:p>92.88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8" table:style-name="ce49">
            <text:p>28</text:p>
          </table:table-cell>
          <table:table-cell office:value-type="string" table:style-name="ce50">
            <text:p>-</text:p>
          </table:table-cell>
          <table:table-cell office:value-type="float" office:value="37" table:style-name="ce49">
            <text:p>37</text:p>
          </table:table-cell>
          <table:table-cell office:value-type="string" table:style-name="ce50">
            <text:p>-</text:p>
          </table:table-cell>
          <table:table-cell office:value-type="float" office:value="231" table:style-name="ce49">
            <text:p>231</text:p>
          </table:table-cell>
          <table:table-cell office:value-type="string" table:style-name="ce50">
            <text:p>-</text:p>
          </table:table-cell>
          <table:table-cell office:value-type="float" office:value="711" table:style-name="ce49">
            <text:p>711</text:p>
          </table:table-cell>
          <table:table-cell office:value-type="string" table:style-name="ce50">
            <text:p>-</text:p>
          </table:table-cell>
          <table:table-cell office:value-type="float" office:value="1349" table:style-name="ce49">
            <text:p>1.349</text:p>
          </table:table-cell>
          <table:table-cell office:value-type="string" table:style-name="ce50">
            <text:p>-</text:p>
          </table:table-cell>
          <table:table-cell office:value-type="float" office:value="1586" table:style-name="ce49">
            <text:p>1.586</text:p>
          </table:table-cell>
          <table:table-cell office:value-type="string" table:style-name="ce50">
            <text:p>-</text:p>
          </table:table-cell>
          <table:table-cell office:value-type="float" office:value="1311" table:style-name="ce49">
            <text:p>1.311</text:p>
          </table:table-cell>
          <table:table-cell office:value-type="string" table:style-name="ce50">
            <text:p>-</text:p>
          </table:table-cell>
          <table:table-cell office:value-type="float" office:value="172" table:style-name="ce49">
            <text:p>172</text:p>
          </table:table-cell>
          <table:table-cell office:value-type="string" table:style-name="ce50">
            <text:p>-</text:p>
          </table:table-cell>
          <table:table-cell office:value-type="float" office:value="5425" table:style-name="ce49">
            <text:p>5.42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8063" table:style-name="ce53">
            <text:p>2.938.063</text:p>
          </table:table-cell>
          <table:table-cell office:value-type="percentage" office:value="1" table:style-name="ce54">
            <text:p>100,0%</text:p>
          </table:table-cell>
          <table:table-cell office:value-type="float" office:value="3943615" table:style-name="ce53">
            <text:p>3.943.615</text:p>
          </table:table-cell>
          <table:table-cell office:value-type="percentage" office:value="0.99585105724808687" table:style-name="ce54">
            <text:p>99,6%</text:p>
          </table:table-cell>
          <table:table-cell office:value-type="float" office:value="5281501" table:style-name="ce53">
            <text:p>5.281.501</text:p>
          </table:table-cell>
          <table:table-cell office:value-type="percentage" office:value="0.98960368267782606" table:style-name="ce54">
            <text:p>99,0%</text:p>
          </table:table-cell>
          <table:table-cell office:value-type="float" office:value="6685136" table:style-name="ce53">
            <text:p>6.685.136</text:p>
          </table:table-cell>
          <table:table-cell office:value-type="percentage" office:value="0.95049696401663741" table:style-name="ce54">
            <text:p>95,0%</text:p>
          </table:table-cell>
          <table:table-cell office:value-type="float" office:value="6982144" table:style-name="ce53">
            <text:p>6.982.144</text:p>
          </table:table-cell>
          <table:table-cell office:value-type="percentage" office:value="0.8847410905862676" table:style-name="ce54">
            <text:p>88,5%</text:p>
          </table:table-cell>
          <table:table-cell office:value-type="float" office:value="4910770" table:style-name="ce53">
            <text:p>4.910.770</text:p>
          </table:table-cell>
          <table:table-cell office:value-type="percentage" office:value="0.78819459993197871" table:style-name="ce54">
            <text:p>78,8%</text:p>
          </table:table-cell>
          <table:table-cell office:value-type="float" office:value="4002839" table:style-name="ce53">
            <text:p>4.002.839</text:p>
          </table:table-cell>
          <table:table-cell office:value-type="percentage" office:value="0.8095309264172923" table:style-name="ce54">
            <text:p>81,0%</text:p>
          </table:table-cell>
          <table:table-cell office:value-type="float" office:value="3338993" table:style-name="ce53">
            <text:p>3.338.993</text:p>
          </table:table-cell>
          <table:table-cell office:value-type="percentage" office:value="0.85864299663176713" table:style-name="ce54">
            <text:p>85,9%</text:p>
          </table:table-cell>
          <table:table-cell office:value-type="float" office:value="38083061" table:style-name="ce53">
            <text:p>38.083.061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415995773202007" table:style-name="ce54">
            <text:p>90,4%</text:p>
          </table:table-cell>
          <table:table-cell office:value-type="percentage" office:value="0.80258004107201997" table:style-name="ce54">
            <text:p>80,3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8676" table:style-name="ce43">
            <text:p>428.676</text:p>
          </table:table-cell>
          <table:table-cell office:value-type="percentage" office:value="1" table:style-name="ce44">
            <text:p>100,0%</text:p>
          </table:table-cell>
          <table:table-cell office:value-type="float" office:value="649450" table:style-name="ce43">
            <text:p>649.450</text:p>
          </table:table-cell>
          <table:table-cell office:value-type="percentage" office:value="0.99856853136853629" table:style-name="ce44">
            <text:p>99,9%</text:p>
          </table:table-cell>
          <table:table-cell office:value-type="float" office:value="921729" table:style-name="ce43">
            <text:p>921.729</text:p>
          </table:table-cell>
          <table:table-cell office:value-type="percentage" office:value="1.0060929086707702" table:style-name="ce44">
            <text:p>100,6%</text:p>
          </table:table-cell>
          <table:table-cell office:value-type="float" office:value="1206571" table:style-name="ce43">
            <text:p>1.206.571</text:p>
          </table:table-cell>
          <table:table-cell office:value-type="percentage" office:value="0.95379523343881245" table:style-name="ce44">
            <text:p>95,4%</text:p>
          </table:table-cell>
          <table:table-cell office:value-type="float" office:value="1238024" table:style-name="ce43">
            <text:p>1.238.024</text:p>
          </table:table-cell>
          <table:table-cell office:value-type="percentage" office:value="0.89380657476568715" table:style-name="ce44">
            <text:p>89,4%</text:p>
          </table:table-cell>
          <table:table-cell office:value-type="float" office:value="909013" table:style-name="ce43">
            <text:p>909.013</text:p>
          </table:table-cell>
          <table:table-cell office:value-type="percentage" office:value="0.79722807149867092" table:style-name="ce44">
            <text:p>79,7%</text:p>
          </table:table-cell>
          <table:table-cell office:value-type="float" office:value="743623" table:style-name="ce43">
            <text:p>743.623</text:p>
          </table:table-cell>
          <table:table-cell office:value-type="percentage" office:value="0.80073804314117358" table:style-name="ce44">
            <text:p>80,1%</text:p>
          </table:table-cell>
          <table:table-cell office:value-type="float" office:value="652305" table:style-name="ce43">
            <text:p>652.305</text:p>
          </table:table-cell>
          <table:table-cell office:value-type="percentage" office:value="0.86638190374109947" table:style-name="ce44">
            <text:p>86,6%</text:p>
          </table:table-cell>
          <table:table-cell office:value-type="float" office:value="6749391" table:style-name="ce43">
            <text:p>6.749.39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571841692974009" table:style-name="ce44">
            <text:p>90,6%</text:p>
          </table:table-cell>
          <table:table-cell office:value-type="percentage" office:value="0.79738460242537845" table:style-name="ce44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970" table:style-name="ce46">
            <text:p>99.970</text:p>
          </table:table-cell>
          <table:table-cell office:value-type="percentage" office:value="1" table:style-name="ce47">
            <text:p>100,0%</text:p>
          </table:table-cell>
          <table:table-cell office:value-type="float" office:value="118565" table:style-name="ce46">
            <text:p>118.565</text:p>
          </table:table-cell>
          <table:table-cell office:value-type="percentage" office:value="0.99672144928754569" table:style-name="ce47">
            <text:p>99,7%</text:p>
          </table:table-cell>
          <table:table-cell office:value-type="float" office:value="152630" table:style-name="ce46">
            <text:p>152.630</text:p>
          </table:table-cell>
          <table:table-cell office:value-type="percentage" office:value="0.97610109549968982" table:style-name="ce47">
            <text:p>97,6%</text:p>
          </table:table-cell>
          <table:table-cell office:value-type="float" office:value="184111" table:style-name="ce46">
            <text:p>184.111</text:p>
          </table:table-cell>
          <table:table-cell office:value-type="percentage" office:value="0.92860601414261645" table:style-name="ce47">
            <text:p>92,9%</text:p>
          </table:table-cell>
          <table:table-cell office:value-type="float" office:value="185442" table:style-name="ce46">
            <text:p>185.442</text:p>
          </table:table-cell>
          <table:table-cell office:value-type="percentage" office:value="0.8627496592119771" table:style-name="ce47">
            <text:p>86,3%</text:p>
          </table:table-cell>
          <table:table-cell office:value-type="float" office:value="122486" table:style-name="ce46">
            <text:p>122.486</text:p>
          </table:table-cell>
          <table:table-cell office:value-type="percentage" office:value="0.74556565988580892" table:style-name="ce47">
            <text:p>74,6%</text:p>
          </table:table-cell>
          <table:table-cell office:value-type="float" office:value="100582" table:style-name="ce46">
            <text:p>100.582</text:p>
          </table:table-cell>
          <table:table-cell office:value-type="percentage" office:value="0.77132844073281648" table:style-name="ce47">
            <text:p>77,1%</text:p>
          </table:table-cell>
          <table:table-cell office:value-type="float" office:value="85544" table:style-name="ce46">
            <text:p>85.544</text:p>
          </table:table-cell>
          <table:table-cell office:value-type="percentage" office:value="0.82964629663753886" table:style-name="ce47">
            <text:p>83,0%</text:p>
          </table:table-cell>
          <table:table-cell office:value-type="float" office:value="1049330" table:style-name="ce46">
            <text:p>1.049.330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541042616277987" table:style-name="ce47">
            <text:p>88,5%</text:p>
          </table:table-cell>
          <table:table-cell office:value-type="percentage" office:value="0.78933135548533129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88" table:style-name="ce46">
            <text:p>88.188</text:p>
          </table:table-cell>
          <table:table-cell office:value-type="percentage" office:value="1" table:style-name="ce47">
            <text:p>100,0%</text:p>
          </table:table-cell>
          <table:table-cell office:value-type="float" office:value="113953" table:style-name="ce46">
            <text:p>113.953</text:p>
          </table:table-cell>
          <table:table-cell office:value-type="percentage" office:value="1" table:style-name="ce47">
            <text:p>100,0%</text:p>
          </table:table-cell>
          <table:table-cell office:value-type="float" office:value="147412" table:style-name="ce46">
            <text:p>147.412</text:p>
          </table:table-cell>
          <table:table-cell office:value-type="percentage" office:value="0.98503194076925138" table:style-name="ce47">
            <text:p>98,5%</text:p>
          </table:table-cell>
          <table:table-cell office:value-type="float" office:value="152475" table:style-name="ce46">
            <text:p>152.475</text:p>
          </table:table-cell>
          <table:table-cell office:value-type="percentage" office:value="0.93747117956285164" table:style-name="ce47">
            <text:p>93,7%</text:p>
          </table:table-cell>
          <table:table-cell office:value-type="float" office:value="149792" table:style-name="ce46">
            <text:p>149.792</text:p>
          </table:table-cell>
          <table:table-cell office:value-type="percentage" office:value="0.89699568245375549" table:style-name="ce47">
            <text:p>89,7%</text:p>
          </table:table-cell>
          <table:table-cell office:value-type="float" office:value="89425" table:style-name="ce46">
            <text:p>89.425</text:p>
          </table:table-cell>
          <table:table-cell office:value-type="percentage" office:value="0.78133873884893967" table:style-name="ce47">
            <text:p>78,1%</text:p>
          </table:table-cell>
          <table:table-cell office:value-type="float" office:value="65052" table:style-name="ce46">
            <text:p>65.052</text:p>
          </table:table-cell>
          <table:table-cell office:value-type="percentage" office:value="0.82228767175234796" table:style-name="ce47">
            <text:p>82,2%</text:p>
          </table:table-cell>
          <table:table-cell office:value-type="float" office:value="59537" table:style-name="ce46">
            <text:p>59.537</text:p>
          </table:table-cell>
          <table:table-cell office:value-type="percentage" office:value="0.93026562499999998" table:style-name="ce47">
            <text:p>93,0%</text:p>
          </table:table-cell>
          <table:table-cell office:value-type="float" office:value="865834" table:style-name="ce46">
            <text:p>865.834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708959051403372" table:style-name="ce47">
            <text:p>92,7%</text:p>
          </table:table-cell>
          <table:table-cell office:value-type="percentage" office:value="0.84987004114709297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93" table:style-name="ce46">
            <text:p>50.893</text:p>
          </table:table-cell>
          <table:table-cell office:value-type="percentage" office:value="1" table:style-name="ce47">
            <text:p>100,0%</text:p>
          </table:table-cell>
          <table:table-cell office:value-type="float" office:value="78832" table:style-name="ce46">
            <text:p>78.832</text:p>
          </table:table-cell>
          <table:table-cell office:value-type="percentage" office:value="0.97908490237965129" table:style-name="ce47">
            <text:p>97,9%</text:p>
          </table:table-cell>
          <table:table-cell office:value-type="float" office:value="109459" table:style-name="ce46">
            <text:p>109.459</text:p>
          </table:table-cell>
          <table:table-cell office:value-type="percentage" office:value="0.93370354257832822" table:style-name="ce47">
            <text:p>93,4%</text:p>
          </table:table-cell>
          <table:table-cell office:value-type="float" office:value="148786" table:style-name="ce46">
            <text:p>148.786</text:p>
          </table:table-cell>
          <table:table-cell office:value-type="percentage" office:value="0.89739862603062781" table:style-name="ce47">
            <text:p>89,7%</text:p>
          </table:table-cell>
          <table:table-cell office:value-type="float" office:value="165337" table:style-name="ce46">
            <text:p>165.337</text:p>
          </table:table-cell>
          <table:table-cell office:value-type="percentage" office:value="0.80193721746890945" table:style-name="ce47">
            <text:p>80,2%</text:p>
          </table:table-cell>
          <table:table-cell office:value-type="float" office:value="123319" table:style-name="ce46">
            <text:p>123.319</text:p>
          </table:table-cell>
          <table:table-cell office:value-type="percentage" office:value="0.67688144598681577" table:style-name="ce47">
            <text:p>67,7%</text:p>
          </table:table-cell>
          <table:table-cell office:value-type="float" office:value="93901" table:style-name="ce46">
            <text:p>93.901</text:p>
          </table:table-cell>
          <table:table-cell office:value-type="percentage" office:value="0.68072813211349703" table:style-name="ce47">
            <text:p>68,1%</text:p>
          </table:table-cell>
          <table:table-cell office:value-type="float" office:value="72733" table:style-name="ce46">
            <text:p>72.733</text:p>
          </table:table-cell>
          <table:table-cell office:value-type="percentage" office:value="0.76176162547130288" table:style-name="ce47">
            <text:p>76,2%</text:p>
          </table:table-cell>
          <table:table-cell office:value-type="float" office:value="843260" table:style-name="ce46">
            <text:p>843.260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484867137516226" table:style-name="ce47">
            <text:p>81,5%</text:p>
          </table:table-cell>
          <table:table-cell office:value-type="percentage" office:value="0.71978578677863292" table:style-name="ce47">
            <text:p>7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002" table:style-name="ce46">
            <text:p>92.002</text:p>
          </table:table-cell>
          <table:table-cell office:value-type="percentage" office:value="1" table:style-name="ce47">
            <text:p>100,0%</text:p>
          </table:table-cell>
          <table:table-cell office:value-type="float" office:value="150342" table:style-name="ce46">
            <text:p>150.342</text:p>
          </table:table-cell>
          <table:table-cell office:value-type="percentage" office:value="0.97289217050300592" table:style-name="ce47">
            <text:p>97,3%</text:p>
          </table:table-cell>
          <table:table-cell office:value-type="float" office:value="221072" table:style-name="ce46">
            <text:p>221.072</text:p>
          </table:table-cell>
          <table:table-cell office:value-type="percentage" office:value="0.9403637724805608" table:style-name="ce47">
            <text:p>94,0%</text:p>
          </table:table-cell>
          <table:table-cell office:value-type="float" office:value="318446" table:style-name="ce46">
            <text:p>318.446</text:p>
          </table:table-cell>
          <table:table-cell office:value-type="percentage" office:value="0.90851668416487885" table:style-name="ce47">
            <text:p>90,9%</text:p>
          </table:table-cell>
          <table:table-cell office:value-type="float" office:value="314052" table:style-name="ce46">
            <text:p>314.052</text:p>
          </table:table-cell>
          <table:table-cell office:value-type="percentage" office:value="0.80957094688650355" table:style-name="ce47">
            <text:p>81,0%</text:p>
          </table:table-cell>
          <table:table-cell office:value-type="float" office:value="222655" table:style-name="ce46">
            <text:p>222.655</text:p>
          </table:table-cell>
          <table:table-cell office:value-type="percentage" office:value="0.71608444235754209" table:style-name="ce47">
            <text:p>71,6%</text:p>
          </table:table-cell>
          <table:table-cell office:value-type="float" office:value="178884" table:style-name="ce46">
            <text:p>178.884</text:p>
          </table:table-cell>
          <table:table-cell office:value-type="percentage" office:value="0.71056771056771062" table:style-name="ce47">
            <text:p>71,1%</text:p>
          </table:table-cell>
          <table:table-cell office:value-type="float" office:value="144894" table:style-name="ce46">
            <text:p>144.894</text:p>
          </table:table-cell>
          <table:table-cell office:value-type="percentage" office:value="0.80587551516432421" table:style-name="ce47">
            <text:p>80,6%</text:p>
          </table:table-cell>
          <table:table-cell office:value-type="float" office:value="1642347" table:style-name="ce46">
            <text:p>1.642.347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760137578323657" table:style-name="ce47">
            <text:p>83,8%</text:p>
          </table:table-cell>
          <table:table-cell office:value-type="percentage" office:value="0.75477170452289388" table:style-name="ce47">
            <text:p>7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901" table:style-name="ce46">
            <text:p>41.901</text:p>
          </table:table-cell>
          <table:table-cell office:value-type="percentage" office:value="1" table:style-name="ce47">
            <text:p>100,0%</text:p>
          </table:table-cell>
          <table:table-cell office:value-type="float" office:value="55719" table:style-name="ce46">
            <text:p>55.719</text:p>
          </table:table-cell>
          <table:table-cell office:value-type="percentage" office:value="1" table:style-name="ce47">
            <text:p>100,0%</text:p>
          </table:table-cell>
          <table:table-cell office:value-type="float" office:value="76292" table:style-name="ce46">
            <text:p>76.292</text:p>
          </table:table-cell>
          <table:table-cell office:value-type="percentage" office:value="0.98638567457495641" table:style-name="ce47">
            <text:p>98,6%</text:p>
          </table:table-cell>
          <table:table-cell office:value-type="float" office:value="83792" table:style-name="ce46">
            <text:p>83.792</text:p>
          </table:table-cell>
          <table:table-cell office:value-type="percentage" office:value="0.9313947801342759" table:style-name="ce47">
            <text:p>93,1%</text:p>
          </table:table-cell>
          <table:table-cell office:value-type="float" office:value="87176" table:style-name="ce46">
            <text:p>87.176</text:p>
          </table:table-cell>
          <table:table-cell office:value-type="percentage" office:value="0.89165277337397331" table:style-name="ce47">
            <text:p>89,2%</text:p>
          </table:table-cell>
          <table:table-cell office:value-type="float" office:value="53856" table:style-name="ce46">
            <text:p>53.856</text:p>
          </table:table-cell>
          <table:table-cell office:value-type="percentage" office:value="0.7642075688561577" table:style-name="ce47">
            <text:p>76,4%</text:p>
          </table:table-cell>
          <table:table-cell office:value-type="float" office:value="40258" table:style-name="ce46">
            <text:p>40.258</text:p>
          </table:table-cell>
          <table:table-cell office:value-type="percentage" office:value="0.79710919710919714" table:style-name="ce47">
            <text:p>79,7%</text:p>
          </table:table-cell>
          <table:table-cell office:value-type="float" office:value="38439" table:style-name="ce46">
            <text:p>38.439</text:p>
          </table:table-cell>
          <table:table-cell office:value-type="percentage" office:value="0.87434888428906121" table:style-name="ce47">
            <text:p>87,4%</text:p>
          </table:table-cell>
          <table:table-cell office:value-type="float" office:value="477433" table:style-name="ce46">
            <text:p>477.433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091090518137785" table:style-name="ce47">
            <text:p>91,1%</text:p>
          </table:table-cell>
          <table:table-cell office:value-type="percentage" office:value="0.81905799401274648" table:style-name="ce47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925" table:style-name="ce46">
            <text:p>226.925</text:p>
          </table:table-cell>
          <table:table-cell office:value-type="percentage" office:value="1" table:style-name="ce47">
            <text:p>100,0%</text:p>
          </table:table-cell>
          <table:table-cell office:value-type="float" office:value="249141" table:style-name="ce46">
            <text:p>249.141</text:p>
          </table:table-cell>
          <table:table-cell office:value-type="percentage" office:value="1" table:style-name="ce47">
            <text:p>100,0%</text:p>
          </table:table-cell>
          <table:table-cell office:value-type="float" office:value="318081" table:style-name="ce46">
            <text:p>318.081</text:p>
          </table:table-cell>
          <table:table-cell office:value-type="percentage" office:value="0.99844934473828773" table:style-name="ce47">
            <text:p>99,8%</text:p>
          </table:table-cell>
          <table:table-cell office:value-type="float" office:value="348932" table:style-name="ce46">
            <text:p>348.932</text:p>
          </table:table-cell>
          <table:table-cell office:value-type="percentage" office:value="0.91541155637174532" table:style-name="ce47">
            <text:p>91,5%</text:p>
          </table:table-cell>
          <table:table-cell office:value-type="float" office:value="315802" table:style-name="ce46">
            <text:p>315.802</text:p>
          </table:table-cell>
          <table:table-cell office:value-type="percentage" office:value="0.86924760187721062" table:style-name="ce47">
            <text:p>86,9%</text:p>
          </table:table-cell>
          <table:table-cell office:value-type="float" office:value="206421" table:style-name="ce46">
            <text:p>206.421</text:p>
          </table:table-cell>
          <table:table-cell office:value-type="percentage" office:value="0.77085177177042608" table:style-name="ce47">
            <text:p>77,1%</text:p>
          </table:table-cell>
          <table:table-cell office:value-type="float" office:value="166006" table:style-name="ce46">
            <text:p>166.006</text:p>
          </table:table-cell>
          <table:table-cell office:value-type="percentage" office:value="0.78673592220126443" table:style-name="ce47">
            <text:p>78,7%</text:p>
          </table:table-cell>
          <table:table-cell office:value-type="float" office:value="134194" table:style-name="ce46">
            <text:p>134.194</text:p>
          </table:table-cell>
          <table:table-cell office:value-type="percentage" office:value="0.81161471374484406" table:style-name="ce47">
            <text:p>81,2%</text:p>
          </table:table-cell>
          <table:table-cell office:value-type="float" office:value="1965502" table:style-name="ce46">
            <text:p>1.965.502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315877795458521" table:style-name="ce47">
            <text:p>90,3%</text:p>
          </table:table-cell>
          <table:table-cell office:value-type="percentage" office:value="0.8206969925483879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297" table:style-name="ce46">
            <text:p>136.297</text:p>
          </table:table-cell>
          <table:table-cell office:value-type="percentage" office:value="1" table:style-name="ce47">
            <text:p>100,0%</text:p>
          </table:table-cell>
          <table:table-cell office:value-type="float" office:value="157187" table:style-name="ce46">
            <text:p>157.187</text:p>
          </table:table-cell>
          <table:table-cell office:value-type="percentage" office:value="0.98796990590882516" table:style-name="ce47">
            <text:p>98,8%</text:p>
          </table:table-cell>
          <table:table-cell office:value-type="float" office:value="216679" table:style-name="ce46">
            <text:p>216.679</text:p>
          </table:table-cell>
          <table:table-cell office:value-type="percentage" office:value="0.99192012598194501" table:style-name="ce47">
            <text:p>99,2%</text:p>
          </table:table-cell>
          <table:table-cell office:value-type="float" office:value="277899" table:style-name="ce46">
            <text:p>277.899</text:p>
          </table:table-cell>
          <table:table-cell office:value-type="percentage" office:value="0.90380124756893176" table:style-name="ce47">
            <text:p>90,4%</text:p>
          </table:table-cell>
          <table:table-cell office:value-type="float" office:value="276523" table:style-name="ce46">
            <text:p>276.523</text:p>
          </table:table-cell>
          <table:table-cell office:value-type="percentage" office:value="0.83641505724353837" table:style-name="ce47">
            <text:p>83,6%</text:p>
          </table:table-cell>
          <table:table-cell office:value-type="float" office:value="195104" table:style-name="ce46">
            <text:p>195.104</text:p>
          </table:table-cell>
          <table:table-cell office:value-type="percentage" office:value="0.73374677041455283" table:style-name="ce47">
            <text:p>73,4%</text:p>
          </table:table-cell>
          <table:table-cell office:value-type="float" office:value="161890" table:style-name="ce46">
            <text:p>161.890</text:p>
          </table:table-cell>
          <table:table-cell office:value-type="percentage" office:value="0.74231162507049875" table:style-name="ce47">
            <text:p>74,2%</text:p>
          </table:table-cell>
          <table:table-cell office:value-type="float" office:value="141874" table:style-name="ce46">
            <text:p>141.874</text:p>
          </table:table-cell>
          <table:table-cell office:value-type="percentage" office:value="0.81549904582346588" table:style-name="ce47">
            <text:p>81,5%</text:p>
          </table:table-cell>
          <table:table-cell office:value-type="float" office:value="1563453" table:style-name="ce46">
            <text:p>1.563.453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436688957885521" table:style-name="ce47">
            <text:p>86,4%</text:p>
          </table:table-cell>
          <table:table-cell office:value-type="percentage" office:value="0.76444208229819666" table:style-name="ce47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274" table:style-name="ce46">
            <text:p>453.274</text:p>
          </table:table-cell>
          <table:table-cell office:value-type="percentage" office:value="1" table:style-name="ce47">
            <text:p>100,0%</text:p>
          </table:table-cell>
          <table:table-cell office:value-type="float" office:value="614477" table:style-name="ce46">
            <text:p>614.477</text:p>
          </table:table-cell>
          <table:table-cell office:value-type="percentage" office:value="0.96723553893327796" table:style-name="ce47">
            <text:p>96,7%</text:p>
          </table:table-cell>
          <table:table-cell office:value-type="float" office:value="788210" table:style-name="ce46">
            <text:p>788.210</text:p>
          </table:table-cell>
          <table:table-cell office:value-type="percentage" office:value="0.94105188255745098" table:style-name="ce47">
            <text:p>94,1%</text:p>
          </table:table-cell>
          <table:table-cell office:value-type="float" office:value="1014992" table:style-name="ce46">
            <text:p>1.014.992</text:p>
          </table:table-cell>
          <table:table-cell office:value-type="percentage" office:value="0.92966714905933434" table:style-name="ce47">
            <text:p>93,0%</text:p>
          </table:table-cell>
          <table:table-cell office:value-type="float" office:value="1111209" table:style-name="ce46">
            <text:p>1.111.209</text:p>
          </table:table-cell>
          <table:table-cell office:value-type="percentage" office:value="0.84389958648343844" table:style-name="ce47">
            <text:p>84,4%</text:p>
          </table:table-cell>
          <table:table-cell office:value-type="float" office:value="753473" table:style-name="ce46">
            <text:p>753.473</text:p>
          </table:table-cell>
          <table:table-cell office:value-type="percentage" office:value="0.72126698651799837" table:style-name="ce47">
            <text:p>72,1%</text:p>
          </table:table-cell>
          <table:table-cell office:value-type="float" office:value="611551" table:style-name="ce46">
            <text:p>611.551</text:p>
          </table:table-cell>
          <table:table-cell office:value-type="percentage" office:value="0.72896112332898255" table:style-name="ce47">
            <text:p>72,9%</text:p>
          </table:table-cell>
          <table:table-cell office:value-type="float" office:value="512751" table:style-name="ce46">
            <text:p>512.751</text:p>
          </table:table-cell>
          <table:table-cell office:value-type="percentage" office:value="0.78143488080760048" table:style-name="ce47">
            <text:p>78,1%</text:p>
          </table:table-cell>
          <table:table-cell office:value-type="float" office:value="5859937" table:style-name="ce46">
            <text:p>5.859.937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317848802334184" table:style-name="ce47">
            <text:p>85,3%</text:p>
          </table:table-cell>
          <table:table-cell office:value-type="percentage" office:value="0.75315889934282965" table:style-name="ce47">
            <text:p>75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318" table:style-name="ce46">
            <text:p>293.318</text:p>
          </table:table-cell>
          <table:table-cell office:value-type="percentage" office:value="1" table:style-name="ce47">
            <text:p>100,0%</text:p>
          </table:table-cell>
          <table:table-cell office:value-type="float" office:value="431872" table:style-name="ce46">
            <text:p>431.872</text:p>
          </table:table-cell>
          <table:table-cell office:value-type="percentage" office:value="0.98631989074183191" table:style-name="ce47">
            <text:p>98,6%</text:p>
          </table:table-cell>
          <table:table-cell office:value-type="float" office:value="565398" table:style-name="ce46">
            <text:p>565.398</text:p>
          </table:table-cell>
          <table:table-cell office:value-type="percentage" office:value="0.97360209943381415" table:style-name="ce47">
            <text:p>97,4%</text:p>
          </table:table-cell>
          <table:table-cell office:value-type="float" office:value="709797" table:style-name="ce46">
            <text:p>709.797</text:p>
          </table:table-cell>
          <table:table-cell office:value-type="percentage" office:value="0.94345995262742344" table:style-name="ce47">
            <text:p>94,3%</text:p>
          </table:table-cell>
          <table:table-cell office:value-type="float" office:value="745064" table:style-name="ce46">
            <text:p>745.064</text:p>
          </table:table-cell>
          <table:table-cell office:value-type="percentage" office:value="0.87491134210439792" table:style-name="ce47">
            <text:p>87,5%</text:p>
          </table:table-cell>
          <table:table-cell office:value-type="float" office:value="498367" table:style-name="ce46">
            <text:p>498.367</text:p>
          </table:table-cell>
          <table:table-cell office:value-type="percentage" office:value="0.76818510417581876" table:style-name="ce47">
            <text:p>76,8%</text:p>
          </table:table-cell>
          <table:table-cell office:value-type="float" office:value="411513" table:style-name="ce46">
            <text:p>411.513</text:p>
          </table:table-cell>
          <table:table-cell office:value-type="percentage" office:value="0.79731112170284002" table:style-name="ce47">
            <text:p>79,7%</text:p>
          </table:table-cell>
          <table:table-cell office:value-type="float" office:value="359209" table:style-name="ce46">
            <text:p>359.209</text:p>
          </table:table-cell>
          <table:table-cell office:value-type="percentage" office:value="0.84613137792057591" table:style-name="ce47">
            <text:p>84,6%</text:p>
          </table:table-cell>
          <table:table-cell office:value-type="float" office:value="4014538" table:style-name="ce46">
            <text:p>4.014.538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441342786020772" table:style-name="ce47">
            <text:p>89,4%</text:p>
          </table:table-cell>
          <table:table-cell office:value-type="percentage" office:value="0.79380221234309722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53" table:style-name="ce46">
            <text:p>77.453</text:p>
          </table:table-cell>
          <table:table-cell office:value-type="percentage" office:value="1" table:style-name="ce47">
            <text:p>100,0%</text:p>
          </table:table-cell>
          <table:table-cell office:value-type="float" office:value="95448" table:style-name="ce46">
            <text:p>95.448</text:p>
          </table:table-cell>
          <table:table-cell office:value-type="percentage" office:value="1" table:style-name="ce47">
            <text:p>100,0%</text:p>
          </table:table-cell>
          <table:table-cell office:value-type="float" office:value="131666" table:style-name="ce46">
            <text:p>131.666</text:p>
          </table:table-cell>
          <table:table-cell office:value-type="percentage" office:value="1.0508312250093776" table:style-name="ce47">
            <text:p>105,1%</text:p>
          </table:table-cell>
          <table:table-cell office:value-type="float" office:value="160305" table:style-name="ce46">
            <text:p>160.305</text:p>
          </table:table-cell>
          <table:table-cell office:value-type="percentage" office:value="0.94733949508320725" table:style-name="ce47">
            <text:p>94,7%</text:p>
          </table:table-cell>
          <table:table-cell office:value-type="float" office:value="144433" table:style-name="ce46">
            <text:p>144.433</text:p>
          </table:table-cell>
          <table:table-cell office:value-type="percentage" office:value="0.90557011549023791" table:style-name="ce47">
            <text:p>90,6%</text:p>
          </table:table-cell>
          <table:table-cell office:value-type="float" office:value="110601" table:style-name="ce46">
            <text:p>110.601</text:p>
          </table:table-cell>
          <table:table-cell office:value-type="percentage" office:value="0.82860225203964666" table:style-name="ce47">
            <text:p>82,9%</text:p>
          </table:table-cell>
          <table:table-cell office:value-type="float" office:value="90249" table:style-name="ce46">
            <text:p>90.249</text:p>
          </table:table-cell>
          <table:table-cell office:value-type="percentage" office:value="0.79640840098835153" table:style-name="ce47">
            <text:p>79,6%</text:p>
          </table:table-cell>
          <table:table-cell office:value-type="float" office:value="74219" table:style-name="ce46">
            <text:p>74.219</text:p>
          </table:table-cell>
          <table:table-cell office:value-type="percentage" office:value="0.87574041297935101" table:style-name="ce47">
            <text:p>87,6%</text:p>
          </table:table-cell>
          <table:table-cell office:value-type="float" office:value="884374" table:style-name="ce46">
            <text:p>884.374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756417046957484" table:style-name="ce47">
            <text:p>92,8%</text:p>
          </table:table-cell>
          <table:table-cell office:value-type="percentage" office:value="0.83118872692993429" table:style-name="ce47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756" table:style-name="ce46">
            <text:p>240.756</text:p>
          </table:table-cell>
          <table:table-cell office:value-type="percentage" office:value="1" table:style-name="ce47">
            <text:p>100,0%</text:p>
          </table:table-cell>
          <table:table-cell office:value-type="float" office:value="290183" table:style-name="ce46">
            <text:p>290.183</text:p>
          </table:table-cell>
          <table:table-cell office:value-type="percentage" office:value="1" table:style-name="ce47">
            <text:p>100,0%</text:p>
          </table:table-cell>
          <table:table-cell office:value-type="float" office:value="344991" table:style-name="ce46">
            <text:p>344.991</text:p>
          </table:table-cell>
          <table:table-cell office:value-type="percentage" office:value="0.99441957529970282" table:style-name="ce47">
            <text:p>99,4%</text:p>
          </table:table-cell>
          <table:table-cell office:value-type="float" office:value="389049" table:style-name="ce46">
            <text:p>389.049</text:p>
          </table:table-cell>
          <table:table-cell office:value-type="percentage" office:value="0.95851082438794843" table:style-name="ce47">
            <text:p>95,9%</text:p>
          </table:table-cell>
          <table:table-cell office:value-type="float" office:value="405365" table:style-name="ce46">
            <text:p>405.365</text:p>
          </table:table-cell>
          <table:table-cell office:value-type="percentage" office:value="0.91458888455195042" table:style-name="ce47">
            <text:p>91,5%</text:p>
          </table:table-cell>
          <table:table-cell office:value-type="float" office:value="260013" table:style-name="ce46">
            <text:p>260.013</text:p>
          </table:table-cell>
          <table:table-cell office:value-type="percentage" office:value="0.8039782565675555" table:style-name="ce47">
            <text:p>80,4%</text:p>
          </table:table-cell>
          <table:table-cell office:value-type="float" office:value="194217" table:style-name="ce46">
            <text:p>194.217</text:p>
          </table:table-cell>
          <table:table-cell office:value-type="percentage" office:value="0.84083539338733493" table:style-name="ce47">
            <text:p>84,1%</text:p>
          </table:table-cell>
          <table:table-cell office:value-type="float" office:value="165106" table:style-name="ce46">
            <text:p>165.106</text:p>
          </table:table-cell>
          <table:table-cell office:value-type="percentage" office:value="0.91721988589332637" table:style-name="ce47">
            <text:p>91,7%</text:p>
          </table:table-cell>
          <table:table-cell office:value-type="float" office:value="2289680" table:style-name="ce46">
            <text:p>2.289.680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285100776248653" table:style-name="ce47">
            <text:p>93,3%</text:p>
          </table:table-cell>
          <table:table-cell office:value-type="percentage" office:value="0.84745869356903625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2" table:style-name="ce46">
            <text:p>23.172</text:p>
          </table:table-cell>
          <table:table-cell office:value-type="percentage" office:value="1" table:style-name="ce47">
            <text:p>100,0%</text:p>
          </table:table-cell>
          <table:table-cell office:value-type="float" office:value="28568" table:style-name="ce46">
            <text:p>28.568</text:p>
          </table:table-cell>
          <table:table-cell office:value-type="percentage" office:value="1" table:style-name="ce47">
            <text:p>100,0%</text:p>
          </table:table-cell>
          <table:table-cell office:value-type="float" office:value="37497" table:style-name="ce46">
            <text:p>37.497</text:p>
          </table:table-cell>
          <table:table-cell office:value-type="percentage" office:value="0.99414072856461111" table:style-name="ce47">
            <text:p>99,4%</text:p>
          </table:table-cell>
          <table:table-cell office:value-type="float" office:value="44796" table:style-name="ce46">
            <text:p>44.796</text:p>
          </table:table-cell>
          <table:table-cell office:value-type="percentage" office:value="0.93982880161127891" table:style-name="ce47">
            <text:p>94,0%</text:p>
          </table:table-cell>
          <table:table-cell office:value-type="float" office:value="46811" table:style-name="ce46">
            <text:p>46.811</text:p>
          </table:table-cell>
          <table:table-cell office:value-type="percentage" office:value="0.88411052561995962" table:style-name="ce47">
            <text:p>88,4%</text:p>
          </table:table-cell>
          <table:table-cell office:value-type="float" office:value="30348" table:style-name="ce46">
            <text:p>30.348</text:p>
          </table:table-cell>
          <table:table-cell office:value-type="percentage" office:value="0.77184058597624561" table:style-name="ce47">
            <text:p>77,2%</text:p>
          </table:table-cell>
          <table:table-cell office:value-type="float" office:value="23174" table:style-name="ce46">
            <text:p>23.174</text:p>
          </table:table-cell>
          <table:table-cell office:value-type="percentage" office:value="0.76085100794536742" table:style-name="ce47">
            <text:p>76,1%</text:p>
          </table:table-cell>
          <table:table-cell office:value-type="float" office:value="21123" table:style-name="ce46">
            <text:p>21.123</text:p>
          </table:table-cell>
          <table:table-cell office:value-type="percentage" office:value="0.82731474228419244" table:style-name="ce47">
            <text:p>82,7%</text:p>
          </table:table-cell>
          <table:table-cell office:value-type="float" office:value="255489" table:style-name="ce46">
            <text:p>255.48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970419410501112" table:style-name="ce47">
            <text:p>90,0%</text:p>
          </table:table-cell>
          <table:table-cell office:value-type="percentage" office:value="0.79861775352125886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098" table:style-name="ce46">
            <text:p>371.098</text:p>
          </table:table-cell>
          <table:table-cell office:value-type="percentage" office:value="1" table:style-name="ce47">
            <text:p>100,0%</text:p>
          </table:table-cell>
          <table:table-cell office:value-type="float" office:value="509083" table:style-name="ce46">
            <text:p>509.083</text:p>
          </table:table-cell>
          <table:table-cell office:value-type="percentage" office:value="0.96768938623519951" table:style-name="ce47">
            <text:p>96,8%</text:p>
          </table:table-cell>
          <table:table-cell office:value-type="float" office:value="677047" table:style-name="ce46">
            <text:p>677.047</text:p>
          </table:table-cell>
          <table:table-cell office:value-type="percentage" office:value="0.96264020940592021" table:style-name="ce47">
            <text:p>96,3%</text:p>
          </table:table-cell>
          <table:table-cell office:value-type="float" office:value="933734" table:style-name="ce46">
            <text:p>933.734</text:p>
          </table:table-cell>
          <table:table-cell office:value-type="percentage" office:value="0.95985846792141716" table:style-name="ce47">
            <text:p>96,0%</text:p>
          </table:table-cell>
          <table:table-cell office:value-type="float" office:value="1013098" table:style-name="ce46">
            <text:p>1.013.098</text:p>
          </table:table-cell>
          <table:table-cell office:value-type="percentage" office:value="0.86888781967990625" table:style-name="ce47">
            <text:p>86,9%</text:p>
          </table:table-cell>
          <table:table-cell office:value-type="float" office:value="722273" table:style-name="ce46">
            <text:p>722.273</text:p>
          </table:table-cell>
          <table:table-cell office:value-type="percentage" office:value="0.76057558653805657" table:style-name="ce47">
            <text:p>76,1%</text:p>
          </table:table-cell>
          <table:table-cell office:value-type="float" office:value="573413" table:style-name="ce46">
            <text:p>573.413</text:p>
          </table:table-cell>
          <table:table-cell office:value-type="percentage" office:value="0.77229940402033737" table:style-name="ce47">
            <text:p>77,2%</text:p>
          </table:table-cell>
          <table:table-cell office:value-type="float" office:value="439976" table:style-name="ce46">
            <text:p>439.976</text:p>
          </table:table-cell>
          <table:table-cell office:value-type="percentage" office:value="0.79483760943162396" table:style-name="ce47">
            <text:p>79,5%</text:p>
          </table:table-cell>
          <table:table-cell office:value-type="float" office:value="5239722" table:style-name="ce46">
            <text:p>5.239.722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7651007362573408" table:style-name="ce47">
            <text:p>87,7%</text:p>
          </table:table-cell>
          <table:table-cell office:value-type="percentage" office:value="0.77283312054712405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188" table:style-name="ce46">
            <text:p>73.188</text:p>
          </table:table-cell>
          <table:table-cell office:value-type="percentage" office:value="1" table:style-name="ce47">
            <text:p>100,0%</text:p>
          </table:table-cell>
          <table:table-cell office:value-type="float" office:value="102445" table:style-name="ce46">
            <text:p>102.445</text:p>
          </table:table-cell>
          <table:table-cell office:value-type="percentage" office:value="0.99558790658801344" table:style-name="ce47">
            <text:p>99,6%</text:p>
          </table:table-cell>
          <table:table-cell office:value-type="float" office:value="145729" table:style-name="ce46">
            <text:p>145.729</text:p>
          </table:table-cell>
          <table:table-cell office:value-type="percentage" office:value="0.99196781681176782" table:style-name="ce47">
            <text:p>99,2%</text:p>
          </table:table-cell>
          <table:table-cell office:value-type="float" office:value="204897" table:style-name="ce46">
            <text:p>204.897</text:p>
          </table:table-cell>
          <table:table-cell office:value-type="percentage" office:value="0.96080297857973518" table:style-name="ce47">
            <text:p>96,1%</text:p>
          </table:table-cell>
          <table:table-cell office:value-type="float" office:value="226700" table:style-name="ce46">
            <text:p>226.700</text:p>
          </table:table-cell>
          <table:table-cell office:value-type="percentage" office:value="0.89196835027168242" table:style-name="ce47">
            <text:p>89,2%</text:p>
          </table:table-cell>
          <table:table-cell office:value-type="float" office:value="161251" table:style-name="ce46">
            <text:p>161.251</text:p>
          </table:table-cell>
          <table:table-cell office:value-type="percentage" office:value="0.77152481064865097" table:style-name="ce47">
            <text:p>77,2%</text:p>
          </table:table-cell>
          <table:table-cell office:value-type="float" office:value="133865" table:style-name="ce46">
            <text:p>133.865</text:p>
          </table:table-cell>
          <table:table-cell office:value-type="percentage" office:value="0.77716432121127677" table:style-name="ce47">
            <text:p>77,7%</text:p>
          </table:table-cell>
          <table:table-cell office:value-type="float" office:value="114767" table:style-name="ce46">
            <text:p>114.767</text:p>
          </table:table-cell>
          <table:table-cell office:value-type="percentage" office:value="0.80882207845292964" table:style-name="ce47">
            <text:p>80,9%</text:p>
          </table:table-cell>
          <table:table-cell office:value-type="float" office:value="1162842" table:style-name="ce46">
            <text:p>1.162.842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875728263532745" table:style-name="ce47">
            <text:p>88,8%</text:p>
          </table:table-cell>
          <table:table-cell office:value-type="percentage" office:value="0.76945656280789887" table:style-name="ce47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16" table:style-name="ce46">
            <text:p>42.116</text:p>
          </table:table-cell>
          <table:table-cell office:value-type="percentage" office:value="1" table:style-name="ce47">
            <text:p>100,0%</text:p>
          </table:table-cell>
          <table:table-cell office:value-type="float" office:value="55755" table:style-name="ce46">
            <text:p>55.755</text:p>
          </table:table-cell>
          <table:table-cell office:value-type="percentage" office:value="0.99933682248351019" table:style-name="ce47">
            <text:p>99,9%</text:p>
          </table:table-cell>
          <table:table-cell office:value-type="float" office:value="71720" table:style-name="ce46">
            <text:p>71.720</text:p>
          </table:table-cell>
          <table:table-cell office:value-type="percentage" office:value="0.97123666106928119" table:style-name="ce47">
            <text:p>97,1%</text:p>
          </table:table-cell>
          <table:table-cell office:value-type="float" office:value="91303" table:style-name="ce46">
            <text:p>91.303</text:p>
          </table:table-cell>
          <table:table-cell office:value-type="percentage" office:value="0.94424679918092125" table:style-name="ce47">
            <text:p>94,4%</text:p>
          </table:table-cell>
          <table:table-cell office:value-type="float" office:value="94505" table:style-name="ce46">
            <text:p>94.505</text:p>
          </table:table-cell>
          <table:table-cell office:value-type="percentage" office:value="0.87503009203533266" table:style-name="ce47">
            <text:p>87,5%</text:p>
          </table:table-cell>
          <table:table-cell office:value-type="float" office:value="62917" table:style-name="ce46">
            <text:p>62.917</text:p>
          </table:table-cell>
          <table:table-cell office:value-type="percentage" office:value="0.77349676055125949" table:style-name="ce47">
            <text:p>77,3%</text:p>
          </table:table-cell>
          <table:table-cell office:value-type="float" office:value="55384" table:style-name="ce46">
            <text:p>55.384</text:p>
          </table:table-cell>
          <table:table-cell office:value-type="percentage" office:value="0.81295228030002786" table:style-name="ce47">
            <text:p>81,3%</text:p>
          </table:table-cell>
          <table:table-cell office:value-type="float" office:value="48006" table:style-name="ce46">
            <text:p>48.006</text:p>
          </table:table-cell>
          <table:table-cell office:value-type="percentage" office:value="0.85135135135135132" table:style-name="ce47">
            <text:p>85,1%</text:p>
          </table:table-cell>
          <table:table-cell office:value-type="float" office:value="521706" table:style-name="ce46">
            <text:p>521.706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739814295592701" table:style-name="ce47">
            <text:p>89,7%</text:p>
          </table:table-cell>
          <table:table-cell office:value-type="percentage" office:value="0.78903261811532721" table:style-name="ce47">
            <text:p>78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870" table:style-name="ce46">
            <text:p>161.870</text:p>
          </table:table-cell>
          <table:table-cell office:value-type="percentage" office:value="1.024817980373536" table:style-name="ce47">
            <text:p>102,5%</text:p>
          </table:table-cell>
          <table:table-cell office:value-type="float" office:value="212186" table:style-name="ce46">
            <text:p>212.186</text:p>
          </table:table-cell>
          <table:table-cell office:value-type="percentage" office:value="0.99579971935555023" table:style-name="ce47">
            <text:p>99,6%</text:p>
          </table:table-cell>
          <table:table-cell office:value-type="float" office:value="273271" table:style-name="ce46">
            <text:p>273.271</text:p>
          </table:table-cell>
          <table:table-cell office:value-type="percentage" office:value="0.97555324701287671" table:style-name="ce47">
            <text:p>97,6%</text:p>
          </table:table-cell>
          <table:table-cell office:value-type="float" office:value="320602" table:style-name="ce46">
            <text:p>320.602</text:p>
          </table:table-cell>
          <table:table-cell office:value-type="percentage" office:value="0.94301085073402025" table:style-name="ce47">
            <text:p>94,3%</text:p>
          </table:table-cell>
          <table:table-cell office:value-type="float" office:value="316055" table:style-name="ce46">
            <text:p>316.055</text:p>
          </table:table-cell>
          <table:table-cell office:value-type="percentage" office:value="0.87275945578005876" table:style-name="ce47">
            <text:p>87,3%</text:p>
          </table:table-cell>
          <table:table-cell office:value-type="float" office:value="197490" table:style-name="ce46">
            <text:p>197.490</text:p>
          </table:table-cell>
          <table:table-cell office:value-type="percentage" office:value="0.75799388200796025" table:style-name="ce47">
            <text:p>75,8%</text:p>
          </table:table-cell>
          <table:table-cell office:value-type="float" office:value="158809" table:style-name="ce46">
            <text:p>158.809</text:p>
          </table:table-cell>
          <table:table-cell office:value-type="percentage" office:value="0.78800103208391636" table:style-name="ce47">
            <text:p>78,8%</text:p>
          </table:table-cell>
          <table:table-cell office:value-type="float" office:value="142960" table:style-name="ce46">
            <text:p>142.960</text:p>
          </table:table-cell>
          <table:table-cell office:value-type="percentage" office:value="0.84789390650392038" table:style-name="ce47">
            <text:p>84,8%</text:p>
          </table:table-cell>
          <table:table-cell office:value-type="float" office:value="1783243" table:style-name="ce46">
            <text:p>1.783.243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883781943332042" table:style-name="ce47">
            <text:p>89,9%</text:p>
          </table:table-cell>
          <table:table-cell office:value-type="percentage" office:value="0.80308029168152817" table:style-name="ce47">
            <text:p>8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0" table:style-name="ce46">
            <text:p>2.380</text:p>
          </table:table-cell>
          <table:table-cell office:value-type="percentage" office:value="0.91362763915547029" table:style-name="ce47">
            <text:p>91,4%</text:p>
          </table:table-cell>
          <table:table-cell office:value-type="float" office:value="3862" table:style-name="ce46">
            <text:p>3.862</text:p>
          </table:table-cell>
          <table:table-cell office:value-type="percentage" office:value="0.89439555349698929" table:style-name="ce47">
            <text:p>89,4%</text:p>
          </table:table-cell>
          <table:table-cell office:value-type="float" office:value="7535" table:style-name="ce46">
            <text:p>7.535</text:p>
          </table:table-cell>
          <table:table-cell office:value-type="percentage" office:value="0.95901743668066697" table:style-name="ce47">
            <text:p>95,9%</text:p>
          </table:table-cell>
          <table:table-cell office:value-type="float" office:value="10457" table:style-name="ce46">
            <text:p>10.457</text:p>
          </table:table-cell>
          <table:table-cell office:value-type="percentage" office:value="0.90489788854274833" table:style-name="ce47">
            <text:p>90,5%</text:p>
          </table:table-cell>
          <table:table-cell office:value-type="float" office:value="10910" table:style-name="ce46">
            <text:p>10.910</text:p>
          </table:table-cell>
          <table:table-cell office:value-type="percentage" office:value="0.86299636133523172" table:style-name="ce47">
            <text:p>86,3%</text:p>
          </table:table-cell>
          <table:table-cell office:value-type="float" office:value="8842" table:style-name="ce46">
            <text:p>8.842</text:p>
          </table:table-cell>
          <table:table-cell office:value-type="percentage" office:value="0.74340003363040186" table:style-name="ce47">
            <text:p>74,3%</text:p>
          </table:table-cell>
          <table:table-cell office:value-type="float" office:value="8478" table:style-name="ce46">
            <text:p>8.478</text:p>
          </table:table-cell>
          <table:table-cell office:value-type="percentage" office:value="0.77304641196316226" table:style-name="ce47">
            <text:p>77,3%</text:p>
          </table:table-cell>
          <table:table-cell office:value-type="float" office:value="7738" table:style-name="ce46">
            <text:p>7.738</text:p>
          </table:table-cell>
          <table:table-cell office:value-type="percentage" office:value="0.84790707867630943" table:style-name="ce47">
            <text:p>84,8%</text:p>
          </table:table-cell>
          <table:table-cell office:value-type="float" office:value="60202" table:style-name="ce46">
            <text:p>60.202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4833368561967171" table:style-name="ce47">
            <text:p>84,8%</text:p>
          </table:table-cell>
          <table:table-cell office:value-type="percentage" office:value="0.71497114082800883" table:style-name="ce47">
            <text:p>71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7" table:style-name="ce46">
            <text:p>1.967</text:p>
          </table:table-cell>
          <table:table-cell office:value-type="percentage" office:value="0.83737760749254997" table:style-name="ce47">
            <text:p>83,7%</text:p>
          </table:table-cell>
          <table:table-cell office:value-type="float" office:value="3252" table:style-name="ce46">
            <text:p>3.252</text:p>
          </table:table-cell>
          <table:table-cell office:value-type="percentage" office:value="0.86766275346851651" table:style-name="ce47">
            <text:p>86,8%</text:p>
          </table:table-cell>
          <table:table-cell office:value-type="float" office:value="7028" table:style-name="ce46">
            <text:p>7.028</text:p>
          </table:table-cell>
          <table:table-cell office:value-type="percentage" office:value="0.89791746518461735" table:style-name="ce47">
            <text:p>89,8%</text:p>
          </table:table-cell>
          <table:table-cell office:value-type="float" office:value="9503" table:style-name="ce46">
            <text:p>9.503</text:p>
          </table:table-cell>
          <table:table-cell office:value-type="percentage" office:value="0.84104788034339317" table:style-name="ce47">
            <text:p>84,1%</text:p>
          </table:table-cell>
          <table:table-cell office:value-type="float" office:value="9859" table:style-name="ce46">
            <text:p>9.859</text:p>
          </table:table-cell>
          <table:table-cell office:value-type="percentage" office:value="0.821446425595734" table:style-name="ce47">
            <text:p>82,1%</text:p>
          </table:table-cell>
          <table:table-cell office:value-type="float" office:value="8288" table:style-name="ce46">
            <text:p>8.288</text:p>
          </table:table-cell>
          <table:table-cell office:value-type="percentage" office:value="0.6830956894420176" table:style-name="ce47">
            <text:p>68,3%</text:p>
          </table:table-cell>
          <table:table-cell office:value-type="float" office:value="8055" table:style-name="ce46">
            <text:p>8.055</text:p>
          </table:table-cell>
          <table:table-cell office:value-type="percentage" office:value="0.67152980408503549" table:style-name="ce47">
            <text:p>67,2%</text:p>
          </table:table-cell>
          <table:table-cell office:value-type="float" office:value="7341" table:style-name="ce46">
            <text:p>7.341</text:p>
          </table:table-cell>
          <table:table-cell office:value-type="percentage" office:value="0.76676415291414246" table:style-name="ce47">
            <text:p>76,7%</text:p>
          </table:table-cell>
          <table:table-cell office:value-type="float" office:value="55293" table:style-name="ce46">
            <text:p>55.293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795761839637938" table:style-name="ce47">
            <text:p>78,0%</text:p>
          </table:table-cell>
          <table:table-cell office:value-type="percentage" office:value="0.63499701410262299" table:style-name="ce47">
            <text:p>63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411" table:style-name="ce46">
            <text:p>3.411</text:p>
          </table:table-cell>
          <table:table-cell office:value-type="string" table:style-name="ce47">
            <text:p>-</text:p>
          </table:table-cell>
          <table:table-cell office:value-type="float" office:value="8951" table:style-name="ce46">
            <text:p>8.951</text:p>
          </table:table-cell>
          <table:table-cell office:value-type="string" table:style-name="ce47">
            <text:p>-</text:p>
          </table:table-cell>
          <table:table-cell office:value-type="float" office:value="20714" table:style-name="ce46">
            <text:p>20.714</text:p>
          </table:table-cell>
          <table:table-cell office:value-type="string" table:style-name="ce47">
            <text:p>-</text:p>
          </table:table-cell>
          <table:table-cell office:value-type="float" office:value="29957" table:style-name="ce46">
            <text:p>29.957</text:p>
          </table:table-cell>
          <table:table-cell office:value-type="string" table:style-name="ce47">
            <text:p>-</text:p>
          </table:table-cell>
          <table:table-cell office:value-type="float" office:value="22645" table:style-name="ce46">
            <text:p>22.645</text:p>
          </table:table-cell>
          <table:table-cell office:value-type="string" table:style-name="ce47">
            <text:p>-</text:p>
          </table:table-cell>
          <table:table-cell office:value-type="float" office:value="1153" table:style-name="ce46">
            <text:p>1.153</text:p>
          </table:table-cell>
          <table:table-cell office:value-type="string" table:style-name="ce47">
            <text:p>-</text:p>
          </table:table-cell>
          <table:table-cell office:value-type="float" office:value="86871" table:style-name="ce46">
            <text:p>86.87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6" table:style-name="ce49">
            <text:p>36</text:p>
          </table:table-cell>
          <table:table-cell office:value-type="string" table:style-name="ce50">
            <text:p>-</text:p>
          </table:table-cell>
          <table:table-cell office:value-type="float" office:value="220" table:style-name="ce49">
            <text:p>220</text:p>
          </table:table-cell>
          <table:table-cell office:value-type="string" table:style-name="ce50">
            <text:p>-</text:p>
          </table:table-cell>
          <table:table-cell office:value-type="float" office:value="685" table:style-name="ce49">
            <text:p>685</text:p>
          </table:table-cell>
          <table:table-cell office:value-type="string" table:style-name="ce50">
            <text:p>-</text:p>
          </table:table-cell>
          <table:table-cell office:value-type="float" office:value="1300" table:style-name="ce49">
            <text:p>1.300</text:p>
          </table:table-cell>
          <table:table-cell office:value-type="string" table:style-name="ce50">
            <text:p>-</text:p>
          </table:table-cell>
          <table:table-cell office:value-type="float" office:value="1511" table:style-name="ce49">
            <text:p>1.511</text:p>
          </table:table-cell>
          <table:table-cell office:value-type="string" table:style-name="ce50">
            <text:p>-</text:p>
          </table:table-cell>
          <table:table-cell office:value-type="float" office:value="1260" table:style-name="ce49">
            <text:p>1.260</text:p>
          </table:table-cell>
          <table:table-cell office:value-type="string" table:style-name="ce50">
            <text:p>-</text:p>
          </table:table-cell>
          <table:table-cell office:value-type="float" office:value="156" table:style-name="ce49">
            <text:p>156</text:p>
          </table:table-cell>
          <table:table-cell office:value-type="string" table:style-name="ce50">
            <text:p>-</text:p>
          </table:table-cell>
          <table:table-cell office:value-type="float" office:value="5195" table:style-name="ce49">
            <text:p>5.19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5494" table:style-name="ce53">
            <text:p>2.905.494</text:p>
          </table:table-cell>
          <table:table-cell office:value-type="percentage" office:value="1" table:style-name="ce54">
            <text:p>100,0%</text:p>
          </table:table-cell>
          <table:table-cell office:value-type="float" office:value="3920373" table:style-name="ce53">
            <text:p>3.920.373</text:p>
          </table:table-cell>
          <table:table-cell office:value-type="percentage" office:value="0.98998193202349971" table:style-name="ce54">
            <text:p>99,0%</text:p>
          </table:table-cell>
          <table:table-cell office:value-type="float" office:value="5217077" table:style-name="ce53">
            <text:p>5.217.077</text:p>
          </table:table-cell>
          <table:table-cell office:value-type="percentage" office:value="0.97753244996333133" table:style-name="ce54">
            <text:p>97,8%</text:p>
          </table:table-cell>
          <table:table-cell office:value-type="float" office:value="6620083" table:style-name="ce53">
            <text:p>6.620.083</text:p>
          </table:table-cell>
          <table:table-cell office:value-type="percentage" office:value="0.94124768636541623" table:style-name="ce54">
            <text:p>94,1%</text:p>
          </table:table-cell>
          <table:table-cell office:value-type="float" office:value="6878171" table:style-name="ce53">
            <text:p>6.878.171</text:p>
          </table:table-cell>
          <table:table-cell office:value-type="percentage" office:value="0.87156617104700773" table:style-name="ce54">
            <text:p>87,2%</text:p>
          </table:table-cell>
          <table:table-cell office:value-type="float" office:value="4767610" table:style-name="ce53">
            <text:p>4.767.610</text:p>
          </table:table-cell>
          <table:table-cell office:value-type="percentage" office:value="0.76521695306066073" table:style-name="ce54">
            <text:p>76,5%</text:p>
          </table:table-cell>
          <table:table-cell office:value-type="float" office:value="3842809" table:style-name="ce53">
            <text:p>3.842.809</text:p>
          </table:table-cell>
          <table:table-cell office:value-type="percentage" office:value="0.7771665884675123" table:style-name="ce54">
            <text:p>77,7%</text:p>
          </table:table-cell>
          <table:table-cell office:value-type="float" office:value="3224025" table:style-name="ce53">
            <text:p>3.224.025</text:p>
          </table:table-cell>
          <table:table-cell office:value-type="percentage" office:value="0.82907825419691894" table:style-name="ce54">
            <text:p>82,9%</text:p>
          </table:table-cell>
          <table:table-cell office:value-type="float" office:value="37375642" table:style-name="ce53">
            <text:p>37.375.642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736456586110857" table:style-name="ce54">
            <text:p>88,7%</text:p>
          </table:table-cell>
          <table:table-cell office:value-type="percentage" office:value="0.78767156588208898" table:style-name="ce54">
            <text:p>78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05T13:54:28Z</dc:date>
  </office:meta>
</office:document-meta>
</file>